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113576"/>
    </style:style>
    <style:style style:name="P10" style:family="paragraph" style:parent-style-name="Text_20_body">
      <style:paragraph-properties fo:text-align="start" style:justify-single-word="false"/>
      <style:text-properties officeooo:paragraph-rsid="0039f784"/>
    </style:style>
    <style:style style:name="P11" style:family="paragraph" style:parent-style-name="Text_20_body">
      <style:paragraph-properties fo:text-align="start" style:justify-single-word="false"/>
      <style:text-properties officeooo:paragraph-rsid="0132313c"/>
    </style:style>
    <style:style style:name="P12" style:family="paragraph" style:parent-style-name="Text_20_body">
      <style:paragraph-properties fo:text-align="start" style:justify-single-word="false"/>
      <style:text-properties officeooo:paragraph-rsid="0121192b"/>
    </style:style>
    <style:style style:name="P13" style:family="paragraph" style:parent-style-name="Text_20_body">
      <style:paragraph-properties fo:text-align="start" style:justify-single-word="false"/>
      <style:text-properties officeooo:paragraph-rsid="01534b31"/>
    </style:style>
    <style:style style:name="P14" style:family="paragraph" style:parent-style-name="Text_20_body">
      <style:paragraph-properties fo:text-align="start" style:justify-single-word="false"/>
      <style:text-properties officeooo:rsid="0061653d" officeooo:paragraph-rsid="0061653d"/>
    </style:style>
    <style:style style:name="P15" style:family="paragraph" style:parent-style-name="Text_20_body">
      <style:paragraph-properties fo:text-align="start" style:justify-single-word="false"/>
      <style:text-properties officeooo:rsid="0062dff9" officeooo:paragraph-rsid="0062dff9"/>
    </style:style>
    <style:style style:name="P16" style:family="paragraph" style:parent-style-name="Text_20_body">
      <style:paragraph-properties fo:text-align="start" style:justify-single-word="false"/>
      <style:text-properties officeooo:rsid="0063c887" officeooo:paragraph-rsid="0063c887"/>
    </style:style>
    <style:style style:name="P17" style:family="paragraph" style:parent-style-name="Text_20_body">
      <style:paragraph-properties fo:text-align="start" style:justify-single-word="false"/>
      <style:text-properties officeooo:rsid="0063eb07" officeooo:paragraph-rsid="0063eb07"/>
    </style:style>
    <style:style style:name="P18" style:family="paragraph" style:parent-style-name="Text_20_body">
      <style:paragraph-properties fo:text-align="start" style:justify-single-word="false"/>
      <style:text-properties officeooo:rsid="0065840f" officeooo:paragraph-rsid="0065840f"/>
    </style:style>
    <style:style style:name="P19" style:family="paragraph" style:parent-style-name="Text_20_body">
      <style:paragraph-properties fo:text-align="start" style:justify-single-word="false"/>
      <style:text-properties officeooo:rsid="006776a0" officeooo:paragraph-rsid="006776a0"/>
    </style:style>
    <style:style style:name="P20" style:family="paragraph" style:parent-style-name="Text_20_body">
      <style:paragraph-properties fo:text-align="start" style:justify-single-word="false"/>
      <style:text-properties officeooo:rsid="006a2413" officeooo:paragraph-rsid="006a2413"/>
    </style:style>
    <style:style style:name="P21" style:family="paragraph" style:parent-style-name="Text_20_body">
      <style:paragraph-properties fo:text-align="start" style:justify-single-word="false"/>
      <style:text-properties officeooo:rsid="006a2413" officeooo:paragraph-rsid="006bf062"/>
    </style:style>
    <style:style style:name="P22" style:family="paragraph" style:parent-style-name="Text_20_body">
      <style:paragraph-properties fo:text-align="start" style:justify-single-word="false"/>
      <style:text-properties officeooo:rsid="00d5fc2e" officeooo:paragraph-rsid="00d5fc2e"/>
    </style:style>
    <style:style style:name="P23" style:family="paragraph" style:parent-style-name="Text_20_body">
      <style:paragraph-properties fo:text-align="start" style:justify-single-word="false"/>
      <style:text-properties officeooo:rsid="00de3571" officeooo:paragraph-rsid="00fc7fce"/>
    </style:style>
    <style:style style:name="P24" style:family="paragraph" style:parent-style-name="Text_20_body">
      <style:paragraph-properties fo:text-align="start" style:justify-single-word="false"/>
      <style:text-properties officeooo:rsid="00487cf1" officeooo:paragraph-rsid="00487cf1"/>
    </style:style>
    <style:style style:name="P25" style:family="paragraph" style:parent-style-name="Text_20_body">
      <style:paragraph-properties fo:text-align="start" style:justify-single-word="false"/>
      <style:text-properties officeooo:rsid="010d8c95" officeooo:paragraph-rsid="010d8c95"/>
    </style:style>
    <style:style style:name="P26"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27"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28" style:family="paragraph" style:parent-style-name="Text_20_body">
      <style:paragraph-properties fo:text-align="start" style:justify-single-word="false"/>
      <style:text-properties officeooo:rsid="00a72f73"/>
    </style:style>
    <style:style style:name="P29" style:family="paragraph" style:parent-style-name="Text_20_body">
      <style:paragraph-properties fo:text-align="start" style:justify-single-word="false"/>
      <style:text-properties officeooo:rsid="00a72f73" officeooo:paragraph-rsid="00a72f73"/>
    </style:style>
    <style:style style:name="P30" style:family="paragraph" style:parent-style-name="Text_20_body">
      <style:paragraph-properties fo:text-align="start" style:justify-single-word="false"/>
      <style:text-properties officeooo:rsid="00d1f63f" officeooo:paragraph-rsid="00d1f63f"/>
    </style:style>
    <style:style style:name="P31"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2" style:family="paragraph" style:parent-style-name="Text_20_body">
      <style:paragraph-properties fo:text-align="start" style:justify-single-word="false"/>
      <style:text-properties fo:font-weight="normal" officeooo:rsid="0191792c" officeooo:paragraph-rsid="0191792c" style:font-weight-asian="normal" style:font-weight-complex="normal"/>
    </style:style>
    <style:style style:name="P33" style:family="paragraph" style:parent-style-name="Text_20_body">
      <style:paragraph-properties fo:text-align="start" style:justify-single-word="false"/>
      <style:text-properties officeooo:rsid="004b21ad" officeooo:paragraph-rsid="004b21ad"/>
    </style:style>
    <style:style style:name="P34" style:family="paragraph" style:parent-style-name="Text_20_body">
      <style:paragraph-properties fo:text-align="start" style:justify-single-word="false"/>
      <style:text-properties officeooo:rsid="005e0ff6" officeooo:paragraph-rsid="005e0ff6"/>
    </style:style>
    <style:style style:name="P35" style:family="paragraph" style:parent-style-name="Text_20_body">
      <style:paragraph-properties fo:text-align="start" style:justify-single-word="false"/>
      <style:text-properties officeooo:rsid="005ec11f" officeooo:paragraph-rsid="005ec11f"/>
    </style:style>
    <style:style style:name="P36" style:family="paragraph" style:parent-style-name="Text_20_body">
      <style:text-properties officeooo:rsid="0072cd45"/>
    </style:style>
    <style:style style:name="P37" style:family="paragraph" style:parent-style-name="Text_20_body">
      <style:paragraph-properties fo:text-align="start" style:justify-single-word="false"/>
      <style:text-properties officeooo:rsid="0072cd45" officeooo:paragraph-rsid="007d1904"/>
    </style:style>
    <style:style style:name="P38" style:family="paragraph" style:parent-style-name="Text_20_body">
      <style:paragraph-properties fo:text-align="start" style:justify-single-word="false"/>
      <style:text-properties officeooo:rsid="00b6d4e9" officeooo:paragraph-rsid="00b6d4e9"/>
    </style:style>
    <style:style style:name="P39" style:family="paragraph" style:parent-style-name="Text_20_body">
      <style:paragraph-properties fo:text-align="start" style:justify-single-word="false"/>
      <style:text-properties officeooo:rsid="011057d1" officeooo:paragraph-rsid="011057d1"/>
    </style:style>
    <style:style style:name="P40" style:family="paragraph" style:parent-style-name="Text_20_body">
      <style:paragraph-properties fo:text-align="start" style:justify-single-word="false"/>
      <style:text-properties officeooo:rsid="0112fb55" officeooo:paragraph-rsid="0112fb55"/>
    </style:style>
    <style:style style:name="P41" style:family="paragraph" style:parent-style-name="Text_20_body">
      <style:paragraph-properties fo:text-align="start" style:justify-single-word="false"/>
      <style:text-properties officeooo:rsid="0116b07b" officeooo:paragraph-rsid="0116a773"/>
    </style:style>
    <style:style style:name="P42" style:family="paragraph" style:parent-style-name="Text_20_body">
      <style:paragraph-properties fo:text-align="start" style:justify-single-word="false"/>
      <style:text-properties officeooo:rsid="01151315" officeooo:paragraph-rsid="01151315"/>
    </style:style>
    <style:style style:name="P43" style:family="paragraph" style:parent-style-name="Text_20_body">
      <style:paragraph-properties fo:text-align="start" style:justify-single-word="false"/>
      <style:text-properties officeooo:rsid="01185949" officeooo:paragraph-rsid="01185949"/>
    </style:style>
    <style:style style:name="P44" style:family="paragraph" style:parent-style-name="Text_20_body">
      <style:paragraph-properties fo:text-align="start" style:justify-single-word="false"/>
      <style:text-properties officeooo:rsid="00e7accb" officeooo:paragraph-rsid="00ea97a3"/>
    </style:style>
    <style:style style:name="P45" style:family="paragraph" style:parent-style-name="Text_20_body">
      <style:paragraph-properties fo:text-align="start" style:justify-single-word="false"/>
      <style:text-properties officeooo:rsid="00ea97a3" officeooo:paragraph-rsid="00ea97a3"/>
    </style:style>
    <style:style style:name="P46" style:family="paragraph" style:parent-style-name="Text_20_body">
      <style:paragraph-properties fo:text-align="start" style:justify-single-word="false"/>
      <style:text-properties officeooo:rsid="009ecf42" officeooo:paragraph-rsid="009ecf42"/>
    </style:style>
    <style:style style:name="P47" style:family="paragraph" style:parent-style-name="Text_20_body">
      <style:paragraph-properties fo:text-align="start" style:justify-single-word="false"/>
      <style:text-properties officeooo:rsid="00805d05" officeooo:paragraph-rsid="00805d05"/>
    </style:style>
    <style:style style:name="P48" style:family="paragraph" style:parent-style-name="Text_20_body">
      <style:paragraph-properties fo:text-align="start" style:justify-single-word="false"/>
      <style:text-properties officeooo:rsid="00620aa9" officeooo:paragraph-rsid="00620aa9"/>
    </style:style>
    <style:style style:name="P49" style:family="paragraph" style:parent-style-name="Text_20_body">
      <style:paragraph-properties fo:text-align="start" style:justify-single-word="false"/>
      <style:text-properties officeooo:rsid="0131a845" officeooo:paragraph-rsid="0131a845"/>
    </style:style>
    <style:style style:name="P50" style:family="paragraph" style:parent-style-name="Text_20_body">
      <style:paragraph-properties fo:text-align="start" style:justify-single-word="false"/>
      <style:text-properties officeooo:rsid="01397eb0"/>
    </style:style>
    <style:style style:name="P51" style:family="paragraph" style:parent-style-name="Text_20_body">
      <style:paragraph-properties fo:text-align="start" style:justify-single-word="false"/>
      <style:text-properties officeooo:rsid="01397eb0" officeooo:paragraph-rsid="013d5c58"/>
    </style:style>
    <style:style style:name="P52" style:family="paragraph" style:parent-style-name="Text_20_body">
      <style:paragraph-properties fo:text-align="start" style:justify-single-word="false"/>
      <style:text-properties officeooo:rsid="01397eb0" officeooo:paragraph-rsid="0140f54a"/>
    </style:style>
    <style:style style:name="P53" style:family="paragraph" style:parent-style-name="Text_20_body">
      <style:paragraph-properties fo:text-align="start" style:justify-single-word="false"/>
      <style:text-properties officeooo:rsid="013d5c58" officeooo:paragraph-rsid="0140f54a"/>
    </style:style>
    <style:style style:name="P54" style:family="paragraph" style:parent-style-name="Text_20_body">
      <style:paragraph-properties fo:text-align="start" style:justify-single-word="false"/>
      <style:text-properties officeooo:rsid="013d5c58" officeooo:paragraph-rsid="013d5c58"/>
    </style:style>
    <style:style style:name="P55" style:family="paragraph" style:parent-style-name="Text_20_body">
      <style:paragraph-properties fo:text-align="start" style:justify-single-word="false"/>
      <style:text-properties officeooo:rsid="00ed62e0" officeooo:paragraph-rsid="014dc11c"/>
    </style:style>
    <style:style style:name="P56" style:family="paragraph" style:parent-style-name="Text_20_body">
      <style:paragraph-properties fo:text-align="start" style:justify-single-word="false"/>
      <style:text-properties officeooo:rsid="01512cfe" officeooo:paragraph-rsid="01512cfe"/>
    </style:style>
    <style:style style:name="P57" style:family="paragraph" style:parent-style-name="Text_20_body">
      <style:paragraph-properties fo:text-align="start" style:justify-single-word="false"/>
      <style:text-properties officeooo:rsid="0062b8a6" officeooo:paragraph-rsid="0062b8a6"/>
    </style:style>
    <style:style style:name="P58" style:family="paragraph" style:parent-style-name="Text_20_body">
      <style:paragraph-properties fo:text-align="start" style:justify-single-word="false"/>
      <style:text-properties style:text-position="0% 100%" officeooo:rsid="0156ea73" officeooo:paragraph-rsid="016f4451"/>
    </style:style>
    <style:style style:name="P59" style:family="paragraph" style:parent-style-name="Text_20_body">
      <style:paragraph-properties fo:text-align="start" style:justify-single-word="false"/>
      <style:text-properties style:text-position="0% 100%" officeooo:rsid="0156ea73" officeooo:paragraph-rsid="017cea89"/>
    </style:style>
    <style:style style:name="P60" style:family="paragraph" style:parent-style-name="Text_20_body">
      <style:paragraph-properties fo:text-align="start" style:justify-single-word="false"/>
      <style:text-properties style:text-position="0% 100%" officeooo:rsid="01572456" officeooo:paragraph-rsid="017f67a3"/>
    </style:style>
    <style:style style:name="P61" style:family="paragraph" style:parent-style-name="Text_20_body">
      <style:paragraph-properties fo:text-align="start" style:justify-single-word="false"/>
      <style:text-properties style:text-position="0% 100%" officeooo:rsid="017d0427" officeooo:paragraph-rsid="017d0427"/>
    </style:style>
    <style:style style:name="P62" style:family="paragraph" style:parent-style-name="Text_20_body">
      <style:paragraph-properties fo:text-align="start" style:justify-single-word="false"/>
      <style:text-properties style:text-position="0% 100%" officeooo:rsid="0182721c" officeooo:paragraph-rsid="0182721c"/>
    </style:style>
    <style:style style:name="P63" style:family="paragraph" style:parent-style-name="Text_20_body">
      <style:paragraph-properties fo:text-align="start" style:justify-single-word="false"/>
      <style:text-properties officeooo:rsid="0158cb99" officeooo:paragraph-rsid="0158cb99"/>
    </style:style>
    <style:style style:name="P64" style:family="paragraph" style:parent-style-name="Text_20_body">
      <style:paragraph-properties fo:text-align="start" style:justify-single-word="false"/>
      <style:text-properties officeooo:rsid="00eedea0" officeooo:paragraph-rsid="0165a5dd"/>
    </style:style>
    <style:style style:name="P65" style:family="paragraph" style:parent-style-name="Text_20_body">
      <style:paragraph-properties fo:text-align="start" style:justify-single-word="false"/>
      <style:text-properties officeooo:rsid="00aeea88" officeooo:paragraph-rsid="00aeea88"/>
    </style:style>
    <style:style style:name="P66" style:family="paragraph" style:parent-style-name="Text_20_body">
      <style:paragraph-properties fo:text-align="start" style:justify-single-word="false"/>
      <style:text-properties officeooo:rsid="0122cb3c" officeooo:paragraph-rsid="0122cb3c"/>
    </style:style>
    <style:style style:name="P67" style:family="paragraph" style:parent-style-name="Text_20_body">
      <style:paragraph-properties fo:text-align="start" style:justify-single-word="false"/>
      <style:text-properties officeooo:rsid="01895c3b" officeooo:paragraph-rsid="01895c3b"/>
    </style:style>
    <style:style style:name="P68" style:family="paragraph" style:parent-style-name="Text_20_body">
      <style:paragraph-properties fo:text-align="start" style:justify-single-word="false"/>
      <style:text-properties officeooo:rsid="018a0247" officeooo:paragraph-rsid="018a0247"/>
    </style:style>
    <style:style style:name="P69" style:family="paragraph" style:parent-style-name="Text_20_body">
      <style:paragraph-properties fo:text-align="start" style:justify-single-word="false"/>
      <style:text-properties officeooo:rsid="0067f35a" officeooo:paragraph-rsid="0067f35a"/>
    </style:style>
    <style:style style:name="P70" style:family="paragraph" style:parent-style-name="Text_20_body">
      <style:paragraph-properties fo:text-align="start" style:justify-single-word="false"/>
      <style:text-properties officeooo:rsid="018b5aa3" officeooo:paragraph-rsid="018b5aa3"/>
    </style:style>
    <style:style style:name="P71" style:family="paragraph" style:parent-style-name="Text_20_body">
      <style:paragraph-properties fo:text-align="start" style:justify-single-word="false"/>
      <style:text-properties officeooo:rsid="018d6da1" officeooo:paragraph-rsid="018d6da1"/>
    </style:style>
    <style:style style:name="P72" style:family="paragraph" style:parent-style-name="Text_20_body">
      <style:paragraph-properties fo:text-align="start" style:justify-single-word="false"/>
      <style:text-properties officeooo:rsid="0190e3d7" officeooo:paragraph-rsid="0190e3d7"/>
    </style:style>
    <style:style style:name="P73" style:family="paragraph" style:parent-style-name="Text_20_body">
      <style:paragraph-properties fo:text-align="start" style:justify-single-word="false"/>
      <style:text-properties officeooo:rsid="0152a494"/>
    </style:style>
    <style:style style:name="P74" style:family="paragraph" style:parent-style-name="Text_20_body">
      <style:paragraph-properties fo:text-align="start" style:justify-single-word="false"/>
      <style:text-properties officeooo:rsid="019ae1cc" officeooo:paragraph-rsid="01a2b707"/>
    </style:style>
    <style:style style:name="P75" style:family="paragraph" style:parent-style-name="Standard">
      <style:paragraph-properties fo:text-align="start" style:justify-single-word="false"/>
    </style:style>
    <style:style style:name="P76" style:family="paragraph" style:parent-style-name="Standard">
      <style:paragraph-properties fo:text-align="start" style:justify-single-word="false"/>
      <style:text-properties officeooo:paragraph-rsid="01449569"/>
    </style:style>
    <style:style style:name="P77" style:family="paragraph" style:parent-style-name="Table_20_Contents">
      <style:paragraph-properties fo:text-align="start" style:justify-single-word="false"/>
      <style:text-properties officeooo:paragraph-rsid="002a4180"/>
    </style:style>
    <style:style style:name="P78" style:family="paragraph" style:parent-style-name="Contents_20_3">
      <style:paragraph-properties>
        <style:tab-stops>
          <style:tab-stop style:position="6.5319in" style:type="right" style:leader-style="dotted" style:leader-text="."/>
        </style:tab-stops>
      </style:paragraph-properties>
    </style:style>
    <style:style style:name="P79" style:family="paragraph" style:parent-style-name="Text_20_body" style:list-style-name="L1">
      <style:paragraph-properties fo:text-align="start" style:justify-single-word="false"/>
    </style:style>
    <style:style style:name="P80" style:family="paragraph" style:parent-style-name="Text_20_body" style:list-style-name="L1">
      <style:paragraph-properties fo:text-align="start" style:justify-single-word="false"/>
      <style:text-properties officeooo:paragraph-rsid="00c9d92f"/>
    </style:style>
    <style:style style:name="P81" style:family="paragraph" style:parent-style-name="Text_20_body" style:list-style-name="L2">
      <style:paragraph-properties fo:text-align="start" style:justify-single-word="false"/>
    </style:style>
    <style:style style:name="P82" style:family="paragraph" style:parent-style-name="Text_20_body" style:list-style-name="L3">
      <style:paragraph-properties fo:text-align="start" style:justify-single-word="false"/>
      <style:text-properties officeooo:paragraph-rsid="0043508b"/>
    </style:style>
    <style:style style:name="P83" style:family="paragraph" style:parent-style-name="Text_20_body" style:list-style-name="L3">
      <style:paragraph-properties fo:text-align="start" style:justify-single-word="false"/>
      <style:text-properties officeooo:paragraph-rsid="004289af"/>
    </style:style>
    <style:style style:name="P84" style:family="paragraph" style:parent-style-name="Text_20_body" style:list-style-name="L7">
      <style:paragraph-properties fo:text-align="start" style:justify-single-word="false"/>
    </style:style>
    <style:style style:name="P85" style:family="paragraph" style:parent-style-name="Text_20_body" style:list-style-name="L11">
      <style:paragraph-properties fo:text-align="start" style:justify-single-word="false"/>
      <style:text-properties officeooo:paragraph-rsid="0183ae4a"/>
    </style:style>
    <style:style style:name="P86" style:family="paragraph" style:parent-style-name="Text_20_body" style:list-style-name="L14">
      <style:paragraph-properties fo:text-align="start" style:justify-single-word="false"/>
    </style:style>
    <style:style style:name="P87" style:family="paragraph" style:parent-style-name="Text_20_body">
      <style:paragraph-properties fo:text-align="start" style:justify-single-word="false"/>
      <style:text-properties officeooo:paragraph-rsid="01a40745"/>
    </style:style>
    <style:style style:name="P88" style:family="paragraph" style:parent-style-name="Text_20_body" style:list-style-name="L4">
      <style:paragraph-properties fo:text-align="start" style:justify-single-word="false"/>
      <style:text-properties officeooo:rsid="00487cf1" officeooo:paragraph-rsid="00487cf1"/>
    </style:style>
    <style:style style:name="P89" style:family="paragraph" style:parent-style-name="Text_20_body" style:list-style-name="L5">
      <style:paragraph-properties fo:text-align="start" style:justify-single-word="false"/>
      <style:text-properties officeooo:rsid="004b3c1a" officeooo:paragraph-rsid="004b3c1a"/>
    </style:style>
    <style:style style:name="P90" style:family="paragraph" style:parent-style-name="Text_20_body" style:list-style-name="L5">
      <style:paragraph-properties fo:text-align="start" style:justify-single-word="false"/>
      <style:text-properties officeooo:rsid="004df307" officeooo:paragraph-rsid="004df307"/>
    </style:style>
    <style:style style:name="P91" style:family="paragraph" style:parent-style-name="Text_20_body" style:list-style-name="L6"/>
    <style:style style:name="P92" style:family="paragraph" style:parent-style-name="Text_20_body" style:list-style-name="L6">
      <style:text-properties officeooo:paragraph-rsid="000fc9db"/>
    </style:style>
    <style:style style:name="P93" style:family="paragraph" style:parent-style-name="Text_20_body" style:list-style-name="L8">
      <style:paragraph-properties fo:text-align="start" style:justify-single-word="false"/>
      <style:text-properties officeooo:rsid="010d8c95" officeooo:paragraph-rsid="010d8c95"/>
    </style:style>
    <style:style style:name="P94" style:family="paragraph" style:parent-style-name="Text_20_body" style:list-style-name="L9">
      <style:paragraph-properties fo:text-align="start" style:justify-single-word="false"/>
      <style:text-properties officeooo:rsid="015b6a08" officeooo:paragraph-rsid="015b6a08"/>
    </style:style>
    <style:style style:name="P95" style:family="paragraph" style:parent-style-name="Text_20_body" style:list-style-name="L9">
      <style:paragraph-properties fo:text-align="start" style:justify-single-word="false"/>
      <style:text-properties style:text-position="0% 100%" officeooo:rsid="015c0fb1" officeooo:paragraph-rsid="015c0fb1"/>
    </style:style>
    <style:style style:name="P96" style:family="paragraph" style:parent-style-name="Text_20_body" style:list-style-name="L9">
      <style:paragraph-properties fo:text-align="start" style:justify-single-word="false"/>
      <style:text-properties style:text-position="0% 100%" officeooo:rsid="015fcbaa" officeooo:paragraph-rsid="015fcbaa"/>
    </style:style>
    <style:style style:name="P97" style:family="paragraph" style:parent-style-name="Text_20_body" style:list-style-name="L10">
      <style:paragraph-properties fo:text-align="start" style:justify-single-word="false"/>
      <style:text-properties style:text-position="0% 100%" officeooo:rsid="0156ea73" officeooo:paragraph-rsid="0156ea73"/>
    </style:style>
    <style:style style:name="P98" style:family="paragraph" style:parent-style-name="Text_20_body" style:list-style-name="L10">
      <style:paragraph-properties fo:text-align="start" style:justify-single-word="false"/>
      <style:text-properties style:text-position="0% 100%" officeooo:rsid="01572456" officeooo:paragraph-rsid="01572456"/>
    </style:style>
    <style:style style:name="P99" style:family="paragraph" style:parent-style-name="Text_20_body" style:list-style-name="L10">
      <style:paragraph-properties fo:text-align="start" style:justify-single-word="false"/>
      <style:text-properties style:text-position="0% 100%" officeooo:rsid="01572456" officeooo:paragraph-rsid="016cbe95"/>
    </style:style>
    <style:style style:name="P100" style:family="paragraph" style:parent-style-name="Text_20_body" style:list-style-name="L10">
      <style:paragraph-properties fo:text-align="start" style:justify-single-word="false"/>
      <style:text-properties style:text-position="0% 100%" officeooo:rsid="01572456" officeooo:paragraph-rsid="01576b75"/>
    </style:style>
    <style:style style:name="P101" style:family="paragraph" style:parent-style-name="Text_20_body" style:list-style-name="L12">
      <style:paragraph-properties fo:text-align="start" style:justify-single-word="false"/>
      <style:text-properties style:text-position="0% 100%" officeooo:rsid="01572456" officeooo:paragraph-rsid="017f67a3"/>
    </style:style>
    <style:style style:name="P102" style:family="paragraph" style:parent-style-name="Text_20_body" style:list-style-name="L12">
      <style:paragraph-properties fo:text-align="start" style:justify-single-word="false"/>
      <style:text-properties style:text-position="0% 100%" officeooo:rsid="017d0427" officeooo:paragraph-rsid="017d0427"/>
    </style:style>
    <style:style style:name="P103" style:family="paragraph" style:parent-style-name="Text_20_body" style:list-style-name="L9">
      <style:paragraph-properties fo:text-align="start" style:justify-single-word="false"/>
      <style:text-properties officeooo:rsid="015ca488" officeooo:paragraph-rsid="015ca488"/>
    </style:style>
    <style:style style:name="P104" style:family="paragraph" style:parent-style-name="Text_20_body" style:list-style-name="L9">
      <style:paragraph-properties fo:text-align="start" style:justify-single-word="false"/>
      <style:text-properties officeooo:rsid="015dedb1" officeooo:paragraph-rsid="015dedb1"/>
    </style:style>
    <style:style style:name="P105" style:family="paragraph" style:parent-style-name="Text_20_body" style:list-style-name="L9">
      <style:paragraph-properties fo:text-align="start" style:justify-single-word="false"/>
      <style:text-properties officeooo:rsid="015fcbaa" officeooo:paragraph-rsid="015fcbaa"/>
    </style:style>
    <style:style style:name="P106" style:family="paragraph" style:parent-style-name="Text_20_body" style:list-style-name="L9">
      <style:paragraph-properties fo:text-align="start" style:justify-single-word="false"/>
      <style:text-properties officeooo:rsid="01606274" officeooo:paragraph-rsid="01687abe"/>
    </style:style>
    <style:style style:name="P107" style:family="paragraph" style:parent-style-name="Text_20_body" style:list-style-name="L13"/>
    <style:style style:name="P108" style:family="paragraph" style:parent-style-name="Text_20_body" style:list-style-name="L15">
      <style:paragraph-properties fo:text-align="start" style:justify-single-word="false"/>
      <style:text-properties officeooo:rsid="00810387" officeooo:paragraph-rsid="00810387"/>
    </style:style>
    <style:style style:name="P109" style:family="paragraph" style:parent-style-name="Text_20_body" style:list-style-name="L15">
      <style:paragraph-properties fo:text-align="start" style:justify-single-word="false"/>
      <style:text-properties officeooo:rsid="0082d089" officeooo:paragraph-rsid="0082d089"/>
    </style:style>
    <style:style style:name="P110" style:family="paragraph" style:parent-style-name="Text_20_body" style:list-style-name="L15">
      <style:paragraph-properties fo:text-align="start" style:justify-single-word="false"/>
      <style:text-properties fo:font-style="normal" officeooo:rsid="0083254e" officeooo:paragraph-rsid="0083254e" style:font-style-asian="normal" style:font-style-complex="normal"/>
    </style:style>
    <style:style style:name="P111" style:family="paragraph" style:parent-style-name="Text_20_body" style:list-style-name="L16">
      <style:paragraph-properties fo:text-align="start" style:justify-single-word="false"/>
      <style:text-properties fo:font-style="normal" officeooo:rsid="0083254e" officeooo:paragraph-rsid="00887781" style:font-style-asian="normal" style:font-style-complex="normal"/>
    </style:style>
    <style:style style:name="P112" style:family="paragraph" style:parent-style-name="Text_20_body" style:list-style-name="L15">
      <style:paragraph-properties fo:text-align="start" style:justify-single-word="false"/>
      <style:text-properties officeooo:rsid="0083254e" officeooo:paragraph-rsid="0083254e"/>
    </style:style>
    <style:style style:name="P113" style:family="paragraph" style:parent-style-name="Text_20_body" style:list-style-name="L16">
      <style:paragraph-properties fo:text-align="start" style:justify-single-word="false"/>
      <style:text-properties officeooo:rsid="0083254e" officeooo:paragraph-rsid="00887781"/>
    </style:style>
    <style:style style:name="P114" style:family="paragraph" style:parent-style-name="Text_20_body" style:list-style-name="L15">
      <style:paragraph-properties fo:text-align="start" style:justify-single-word="false"/>
      <style:text-properties officeooo:rsid="0086892f" officeooo:paragraph-rsid="008b4d44"/>
    </style:style>
    <style:style style:name="P115" style:family="paragraph" style:parent-style-name="Text_20_body" style:list-style-name="L16">
      <style:paragraph-properties fo:text-align="start" style:justify-single-word="false"/>
      <style:text-properties officeooo:rsid="00887781" officeooo:paragraph-rsid="00887781"/>
    </style:style>
    <style:style style:name="P116" style:family="paragraph" style:parent-style-name="Text_20_body" style:list-style-name="L16">
      <style:paragraph-properties fo:text-align="start" style:justify-single-word="false"/>
      <style:text-properties officeooo:rsid="008e719e" officeooo:paragraph-rsid="008e719e"/>
    </style:style>
    <style:style style:name="P117" style:family="paragraph" style:parent-style-name="Text_20_body" style:list-style-name="L13">
      <style:paragraph-properties fo:margin-top="0in" fo:margin-bottom="0in" loext:contextual-spacing="false"/>
    </style:style>
    <style:style style:name="P118" style:family="paragraph" style:parent-style-name="Heading_20_3">
      <style:paragraph-properties fo:text-align="center" style:justify-single-word="false" fo:break-before="page"/>
    </style:style>
    <style:style style:name="P119" style:family="paragraph" style:parent-style-name="Heading_20_3">
      <style:paragraph-properties fo:text-align="center" style:justify-single-word="false" fo:break-before="page"/>
      <style:text-properties officeooo:paragraph-rsid="00152eed"/>
    </style:style>
    <style:style style:name="P120" style:family="paragraph" style:parent-style-name="Heading_20_3">
      <style:paragraph-properties fo:text-align="center" style:justify-single-word="false" fo:break-before="page"/>
      <style:text-properties officeooo:paragraph-rsid="00411f66"/>
    </style:style>
    <style:style style:name="P121" style:family="paragraph" style:parent-style-name="Heading_20_3">
      <style:paragraph-properties fo:text-align="center" style:justify-single-word="false" fo:break-before="page"/>
      <style:text-properties officeooo:paragraph-rsid="0024a40e"/>
    </style:style>
    <style:style style:name="P122" style:family="paragraph" style:parent-style-name="Heading_20_3">
      <style:paragraph-properties fo:text-align="center" style:justify-single-word="false" fo:break-before="page"/>
      <style:text-properties officeooo:paragraph-rsid="0035b834"/>
    </style:style>
    <style:style style:name="P123" style:family="paragraph" style:parent-style-name="Heading_20_3">
      <style:paragraph-properties fo:text-align="center" style:justify-single-word="false" fo:break-before="page"/>
      <style:text-properties officeooo:paragraph-rsid="0019908b"/>
    </style:style>
    <style:style style:name="P124" style:family="paragraph" style:parent-style-name="Heading_20_3">
      <style:paragraph-properties fo:text-align="center" style:justify-single-word="false" fo:break-before="page"/>
      <style:text-properties officeooo:rsid="00cf1ba9" officeooo:paragraph-rsid="00cf1ba9"/>
    </style:style>
    <style:style style:name="P125" style:family="paragraph" style:parent-style-name="Heading_20_3">
      <style:paragraph-properties fo:text-align="center" style:justify-single-word="false" fo:break-before="page"/>
      <style:text-properties officeooo:rsid="018d163d" officeooo:paragraph-rsid="018d163d"/>
    </style:style>
    <style:style style:name="P126" style:family="paragraph" style:parent-style-name="Heading_20_3">
      <style:paragraph-properties fo:text-align="center" style:justify-single-word="false" fo:break-before="page"/>
      <style:text-properties officeooo:rsid="0188c704" officeooo:paragraph-rsid="0188c704"/>
    </style:style>
    <style:style style:name="P127" style:family="paragraph" style:parent-style-name="Heading_20_3">
      <style:paragraph-properties fo:text-align="center" style:justify-single-word="false" fo:break-before="page"/>
      <style:text-properties officeooo:rsid="00487cf1" officeooo:paragraph-rsid="00487cf1"/>
    </style:style>
    <style:style style:name="P128" style:family="paragraph" style:parent-style-name="Heading_20_3">
      <style:paragraph-properties fo:text-align="center" style:justify-single-word="false" fo:break-before="page"/>
      <style:text-properties officeooo:rsid="00b5435f" officeooo:paragraph-rsid="00b5435f"/>
    </style:style>
    <style:style style:name="P129" style:family="paragraph" style:parent-style-name="Heading_20_3">
      <style:paragraph-properties fo:text-align="center" style:justify-single-word="false" fo:break-before="page"/>
      <style:text-properties officeooo:rsid="010cbac2" officeooo:paragraph-rsid="010cbac2"/>
    </style:style>
    <style:style style:name="P130" style:family="paragraph" style:parent-style-name="Heading_20_3">
      <style:paragraph-properties fo:text-align="center" style:justify-single-word="false" fo:break-before="page"/>
      <style:text-properties officeooo:rsid="00e700eb" officeooo:paragraph-rsid="00e700eb"/>
    </style:style>
    <style:style style:name="P131"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132" style:family="paragraph" style:parent-style-name="Heading_20_3">
      <style:paragraph-properties fo:text-align="center" style:justify-single-word="false" fo:break-before="page"/>
      <style:text-properties officeooo:rsid="00de3571" officeooo:paragraph-rsid="00de3571"/>
    </style:style>
    <style:style style:name="P133" style:family="paragraph" style:parent-style-name="Heading_20_3">
      <style:paragraph-properties fo:text-align="center" style:justify-single-word="false" fo:break-before="page"/>
      <style:text-properties officeooo:rsid="009d8bfd" officeooo:paragraph-rsid="009d8bfd"/>
    </style:style>
    <style:style style:name="P134" style:family="paragraph" style:parent-style-name="Heading_20_3">
      <style:paragraph-properties fo:text-align="center" style:justify-single-word="false" fo:break-before="page"/>
      <style:text-properties officeooo:rsid="01397eb0" officeooo:paragraph-rsid="013ae5c7"/>
    </style:style>
    <style:style style:name="P135" style:family="paragraph" style:parent-style-name="Heading_20_3">
      <style:paragraph-properties fo:text-align="center" style:justify-single-word="false" fo:break-before="page"/>
      <style:text-properties officeooo:rsid="0121192b" officeooo:paragraph-rsid="0121192b"/>
    </style:style>
    <style:style style:name="P136" style:family="paragraph" style:parent-style-name="Heading_20_3">
      <style:paragraph-properties fo:text-align="center" style:justify-single-word="false" fo:break-before="page"/>
      <style:text-properties officeooo:rsid="00ad6e49" officeooo:paragraph-rsid="00ad6e49"/>
    </style:style>
    <style:style style:name="P137" style:family="paragraph" style:parent-style-name="Heading_20_3">
      <style:paragraph-properties fo:text-align="center" style:justify-single-word="false" fo:break-before="page"/>
      <style:text-properties officeooo:rsid="00805d05"/>
    </style:style>
    <style:style style:name="P138" style:family="paragraph" style:parent-style-name="Heading_20_3">
      <style:paragraph-properties fo:text-align="center" style:justify-single-word="false" fo:break-before="page"/>
      <style:text-properties officeooo:rsid="00701511" officeooo:paragraph-rsid="007d1904"/>
    </style:style>
    <style:style style:name="P139" style:family="paragraph" style:parent-style-name="Heading_20_3">
      <style:paragraph-properties fo:text-align="center" style:justify-single-word="false" fo:break-before="page"/>
      <style:text-properties officeooo:rsid="006c5244" officeooo:paragraph-rsid="006c5244"/>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per 58%"/>
    </style:style>
    <style:style style:name="T15" style:family="text">
      <style:text-properties style:text-position="-33% 80%"/>
    </style:style>
    <style:style style:name="T16" style:family="text">
      <style:text-properties style:text-position="33% 80%"/>
    </style:style>
    <style:style style:name="T17" style:family="text">
      <style:text-properties officeooo:rsid="004c1d15"/>
    </style:style>
    <style:style style:name="T18" style:family="text">
      <style:text-properties officeooo:rsid="004df307"/>
    </style:style>
    <style:style style:name="T19" style:family="text">
      <style:text-properties officeooo:rsid="004e403d"/>
    </style:style>
    <style:style style:name="T20" style:family="text">
      <style:text-properties officeooo:rsid="004fe8dd"/>
    </style:style>
    <style:style style:name="T21" style:family="text">
      <style:text-properties officeooo:rsid="00516855"/>
    </style:style>
    <style:style style:name="T22" style:family="text">
      <style:text-properties officeooo:rsid="0055c2c7"/>
    </style:style>
    <style:style style:name="T23" style:family="text">
      <style:text-properties officeooo:rsid="0056fae3"/>
    </style:style>
    <style:style style:name="T24" style:family="text">
      <style:text-properties officeooo:rsid="0058ac88"/>
    </style:style>
    <style:style style:name="T25" style:family="text">
      <style:text-properties officeooo:rsid="005b68c8"/>
    </style:style>
    <style:style style:name="T26" style:family="text">
      <style:text-properties officeooo:rsid="005d2f0b"/>
    </style:style>
    <style:style style:name="T27" style:family="text">
      <style:text-properties officeooo:rsid="00606b02"/>
    </style:style>
    <style:style style:name="T28" style:family="text">
      <style:text-properties officeooo:rsid="0060b70d"/>
    </style:style>
    <style:style style:name="T29" style:family="text">
      <style:text-properties officeooo:rsid="0060c1de"/>
    </style:style>
    <style:style style:name="T30" style:family="text">
      <style:text-properties officeooo:rsid="0061085e"/>
    </style:style>
    <style:style style:name="T31" style:family="text">
      <style:text-properties officeooo:rsid="00735c19"/>
    </style:style>
    <style:style style:name="T32" style:family="text">
      <style:text-properties officeooo:rsid="00763df0"/>
    </style:style>
    <style:style style:name="T33" style:family="text">
      <style:text-properties officeooo:rsid="00788108"/>
    </style:style>
    <style:style style:name="T34" style:family="text">
      <style:text-properties officeooo:rsid="007d1904"/>
    </style:style>
    <style:style style:name="T35" style:family="text">
      <style:text-properties officeooo:rsid="007e94db"/>
    </style:style>
    <style:style style:name="T36" style:family="text">
      <style:text-properties officeooo:rsid="0083254e"/>
    </style:style>
    <style:style style:name="T37" style:family="text">
      <style:text-properties fo:font-style="italic" style:font-style-asian="italic" style:font-style-complex="italic"/>
    </style:style>
    <style:style style:name="T38" style:family="text">
      <style:text-properties fo:font-style="italic" officeooo:rsid="0083254e" style:font-style-asian="italic" style:font-style-complex="italic"/>
    </style:style>
    <style:style style:name="T39" style:family="text">
      <style:text-properties fo:font-style="italic" officeooo:rsid="0087713f" style:font-style-asian="italic" style:font-style-complex="italic"/>
    </style:style>
    <style:style style:name="T40" style:family="text">
      <style:text-properties fo:font-style="italic" officeooo:rsid="0086892f" style:font-style-asian="italic" style:font-style-complex="italic"/>
    </style:style>
    <style:style style:name="T41" style:family="text">
      <style:text-properties fo:font-style="italic" officeooo:rsid="00899d70" style:font-style-asian="italic" style:font-style-complex="italic"/>
    </style:style>
    <style:style style:name="T42" style:family="text">
      <style:text-properties fo:font-style="italic" officeooo:rsid="008b4d44" style:font-style-asian="italic" style:font-style-complex="italic"/>
    </style:style>
    <style:style style:name="T43" style:family="text">
      <style:text-properties fo:font-style="italic" officeooo:rsid="008d03e4" style:font-style-asian="italic" style:font-style-complex="italic"/>
    </style:style>
    <style:style style:name="T44" style:family="text">
      <style:text-properties fo:font-style="italic" officeooo:rsid="00909a3b" style:font-style-asian="italic" style:font-style-complex="italic"/>
    </style:style>
    <style:style style:name="T45" style:family="text">
      <style:text-properties fo:font-style="normal" style:font-style-asian="normal" style:font-style-complex="normal"/>
    </style:style>
    <style:style style:name="T46" style:family="text">
      <style:text-properties fo:font-style="normal" officeooo:rsid="0083254e" style:font-style-asian="normal" style:font-style-complex="normal"/>
    </style:style>
    <style:style style:name="T47" style:family="text">
      <style:text-properties fo:font-style="normal" officeooo:rsid="0087713f" style:font-style-asian="normal" style:font-style-complex="normal"/>
    </style:style>
    <style:style style:name="T48" style:family="text">
      <style:text-properties fo:font-style="normal" officeooo:rsid="0086892f" style:font-style-asian="normal" style:font-style-complex="normal"/>
    </style:style>
    <style:style style:name="T49" style:family="text">
      <style:text-properties fo:font-style="normal" officeooo:rsid="0084b092" style:font-style-asian="normal" style:font-style-complex="normal"/>
    </style:style>
    <style:style style:name="T50" style:family="text">
      <style:text-properties fo:font-style="normal" officeooo:rsid="00899d70" style:font-style-asian="normal" style:font-style-complex="normal"/>
    </style:style>
    <style:style style:name="T51" style:family="text">
      <style:text-properties fo:font-style="normal" officeooo:rsid="008b4d44" style:font-style-asian="normal" style:font-style-complex="normal"/>
    </style:style>
    <style:style style:name="T52" style:family="text">
      <style:text-properties fo:font-style="normal" officeooo:rsid="008d03e4" style:font-style-asian="normal" style:font-style-complex="normal"/>
    </style:style>
    <style:style style:name="T53" style:family="text">
      <style:text-properties fo:font-style="normal" officeooo:rsid="008f06f6" style:font-style-asian="normal" style:font-style-complex="normal"/>
    </style:style>
    <style:style style:name="T54" style:family="text">
      <style:text-properties fo:font-style="normal" officeooo:rsid="008ff7e0" style:font-style-asian="normal" style:font-style-complex="normal"/>
    </style:style>
    <style:style style:name="T55" style:family="text">
      <style:text-properties fo:font-style="normal" officeooo:rsid="00909a3b" style:font-style-asian="normal" style:font-style-complex="normal"/>
    </style:style>
    <style:style style:name="T56" style:family="text">
      <style:text-properties officeooo:rsid="0084b092"/>
    </style:style>
    <style:style style:name="T57" style:family="text">
      <style:text-properties officeooo:rsid="0087713f"/>
    </style:style>
    <style:style style:name="T58" style:family="text">
      <style:text-properties officeooo:rsid="00899d70"/>
    </style:style>
    <style:style style:name="T59" style:family="text">
      <style:text-properties officeooo:rsid="00936af3"/>
    </style:style>
    <style:style style:name="T60" style:family="text">
      <style:text-properties officeooo:rsid="0096106f"/>
    </style:style>
    <style:style style:name="T61" style:family="text">
      <style:text-properties officeooo:rsid="0099d9f3"/>
    </style:style>
    <style:style style:name="T62" style:family="text">
      <style:text-properties officeooo:rsid="009a454f"/>
    </style:style>
    <style:style style:name="T63" style:family="text">
      <style:text-properties officeooo:rsid="009a45b7"/>
    </style:style>
    <style:style style:name="T64" style:family="text">
      <style:text-properties officeooo:rsid="009ecf42"/>
    </style:style>
    <style:style style:name="T65" style:family="text">
      <style:text-properties officeooo:rsid="00a07740"/>
    </style:style>
    <style:style style:name="T66" style:family="text">
      <style:text-properties officeooo:rsid="00a1a3e5"/>
    </style:style>
    <style:style style:name="T67" style:family="text">
      <style:text-properties officeooo:rsid="00a2edfa"/>
    </style:style>
    <style:style style:name="T68" style:family="text">
      <style:text-properties officeooo:rsid="00a3d55d"/>
    </style:style>
    <style:style style:name="T69" style:family="text">
      <style:text-properties officeooo:rsid="00a4c282"/>
    </style:style>
    <style:style style:name="T70" style:family="text">
      <style:text-properties officeooo:rsid="00a6027f"/>
    </style:style>
    <style:style style:name="T71" style:family="text">
      <style:text-properties officeooo:rsid="00a94a5e"/>
    </style:style>
    <style:style style:name="T72" style:family="text">
      <style:text-properties officeooo:rsid="00aa1dfe"/>
    </style:style>
    <style:style style:name="T73" style:family="text">
      <style:text-properties officeooo:rsid="00ab2f0f"/>
    </style:style>
    <style:style style:name="T74" style:family="text">
      <style:text-properties officeooo:rsid="00abc4fd"/>
    </style:style>
    <style:style style:name="T75" style:family="text">
      <style:text-properties officeooo:rsid="00aeeb0b"/>
    </style:style>
    <style:style style:name="T76" style:family="text">
      <style:text-properties officeooo:rsid="00b0c900"/>
    </style:style>
    <style:style style:name="T77" style:family="text">
      <style:text-properties officeooo:rsid="00b3b86e"/>
    </style:style>
    <style:style style:name="T78" style:family="text">
      <style:text-properties officeooo:rsid="00b7bdbb"/>
    </style:style>
    <style:style style:name="T79" style:family="text">
      <style:text-properties officeooo:rsid="00b8c689"/>
    </style:style>
    <style:style style:name="T80" style:family="text">
      <style:text-properties officeooo:rsid="00ba071d"/>
    </style:style>
    <style:style style:name="T81" style:family="text">
      <style:text-properties officeooo:rsid="00bd21b6"/>
    </style:style>
    <style:style style:name="T82" style:family="text">
      <style:text-properties officeooo:rsid="00beb567"/>
    </style:style>
    <style:style style:name="T83" style:family="text">
      <style:text-properties officeooo:rsid="00bf1fed"/>
    </style:style>
    <style:style style:name="T84" style:family="text">
      <style:text-properties officeooo:rsid="00bfc172"/>
    </style:style>
    <style:style style:name="T85" style:family="text">
      <style:text-properties officeooo:rsid="00c123ed"/>
    </style:style>
    <style:style style:name="T86" style:family="text">
      <style:text-properties officeooo:rsid="00c8f253"/>
    </style:style>
    <style:style style:name="T87" style:family="text">
      <style:text-properties officeooo:rsid="00c9d92f"/>
    </style:style>
    <style:style style:name="T88" style:family="text">
      <style:text-properties officeooo:rsid="00cbc9df"/>
    </style:style>
    <style:style style:name="T89" style:family="text">
      <style:text-properties officeooo:rsid="00d2ccc0"/>
    </style:style>
    <style:style style:name="T90" style:family="text">
      <style:text-properties officeooo:rsid="00d4b147"/>
    </style:style>
    <style:style style:name="T91" style:family="text">
      <style:text-properties officeooo:rsid="00daddc2"/>
    </style:style>
    <style:style style:name="T92" style:family="text">
      <style:text-properties officeooo:rsid="00df6544"/>
    </style:style>
    <style:style style:name="T93" style:family="text">
      <style:text-properties officeooo:rsid="00e13d4a"/>
    </style:style>
    <style:style style:name="T94" style:family="text">
      <style:text-properties style:text-position="0% 100%"/>
    </style:style>
    <style:style style:name="T95" style:family="text">
      <style:text-properties style:text-position="0% 100%" officeooo:rsid="00ed8617"/>
    </style:style>
    <style:style style:name="T96" style:family="text">
      <style:text-properties style:text-position="0% 100%" officeooo:rsid="00ee0c92"/>
    </style:style>
    <style:style style:name="T97" style:family="text">
      <style:text-properties style:text-position="0% 100%" officeooo:rsid="00eedea0"/>
    </style:style>
    <style:style style:name="T98" style:family="text">
      <style:text-properties style:text-position="0% 100%" officeooo:rsid="00efc19a"/>
    </style:style>
    <style:style style:name="T99" style:family="text">
      <style:text-properties style:text-position="0% 100%" officeooo:rsid="010656be"/>
    </style:style>
    <style:style style:name="T100" style:family="text">
      <style:text-properties style:text-position="0% 100%" officeooo:rsid="0106a13b"/>
    </style:style>
    <style:style style:name="T101" style:family="text">
      <style:text-properties style:text-position="0% 100%" officeooo:rsid="0109c211"/>
    </style:style>
    <style:style style:name="T102" style:family="text">
      <style:text-properties style:text-position="0% 100%" officeooo:rsid="014dc11c"/>
    </style:style>
    <style:style style:name="T103" style:family="text">
      <style:text-properties style:text-position="0% 100%" officeooo:rsid="010b6b6c"/>
    </style:style>
    <style:style style:name="T104" style:family="text">
      <style:text-properties style:text-position="0% 100%" officeooo:rsid="01534b31"/>
    </style:style>
    <style:style style:name="T105" style:family="text">
      <style:text-properties style:text-position="0% 100%" officeooo:rsid="01553d06"/>
    </style:style>
    <style:style style:name="T106" style:family="text">
      <style:text-properties style:text-position="0% 100%" officeooo:rsid="015c0fb1"/>
    </style:style>
    <style:style style:name="T107" style:family="text">
      <style:text-properties style:text-position="0% 100%" officeooo:rsid="0165a5dd"/>
    </style:style>
    <style:style style:name="T108" style:family="text">
      <style:text-properties style:text-position="0% 100%" officeooo:rsid="0165a5dd" style:font-name-complex="Liberation Serif1"/>
    </style:style>
    <style:style style:name="T109" style:family="text">
      <style:text-properties style:text-position="0% 100%" style:font-name="Liberation Serif1" officeooo:rsid="0165a5dd"/>
    </style:style>
    <style:style style:name="T110" style:family="text">
      <style:text-properties style:text-position="0% 100%" officeooo:rsid="015b6a08"/>
    </style:style>
    <style:style style:name="T111" style:family="text">
      <style:text-properties style:text-position="0% 100%" officeooo:rsid="01660687"/>
    </style:style>
    <style:style style:name="T112" style:family="text">
      <style:text-properties style:text-position="0% 100%" officeooo:rsid="016cbe95"/>
    </style:style>
    <style:style style:name="T113" style:family="text">
      <style:text-properties style:text-position="0% 100%" officeooo:rsid="016f4451"/>
    </style:style>
    <style:style style:name="T114" style:family="text">
      <style:text-properties style:text-position="0% 100%" officeooo:rsid="0174a41d"/>
    </style:style>
    <style:style style:name="T115" style:family="text">
      <style:text-properties style:text-position="0% 100%" officeooo:rsid="01675d4c"/>
    </style:style>
    <style:style style:name="T116" style:family="text">
      <style:text-properties style:text-position="0% 100%" officeooo:rsid="015ca488"/>
    </style:style>
    <style:style style:name="T117" style:family="text">
      <style:text-properties style:text-position="0% 100%" officeooo:rsid="015dedb1"/>
    </style:style>
    <style:style style:name="T118" style:family="text">
      <style:text-properties style:text-position="0% 100%" officeooo:rsid="015fcbaa"/>
    </style:style>
    <style:style style:name="T119" style:family="text">
      <style:text-properties style:text-position="0% 100%" officeooo:rsid="01606274"/>
    </style:style>
    <style:style style:name="T120" style:family="text">
      <style:text-properties style:text-position="0% 100%" officeooo:rsid="0184c069"/>
    </style:style>
    <style:style style:name="T121" style:family="text">
      <style:text-properties officeooo:rsid="00ed8617"/>
    </style:style>
    <style:style style:name="T122" style:family="text">
      <style:text-properties officeooo:rsid="00f117f2"/>
    </style:style>
    <style:style style:name="T123" style:family="text">
      <style:text-properties officeooo:rsid="00f850ff"/>
    </style:style>
    <style:style style:name="T124" style:family="text">
      <style:text-properties officeooo:rsid="00fd881f"/>
    </style:style>
    <style:style style:name="T125" style:family="text">
      <style:text-properties officeooo:rsid="00fec457"/>
    </style:style>
    <style:style style:name="T126" style:family="text">
      <style:text-properties officeooo:rsid="010f6cb5"/>
    </style:style>
    <style:style style:name="T127" style:family="text">
      <style:text-properties officeooo:rsid="010fd54b"/>
    </style:style>
    <style:style style:name="T128" style:family="text">
      <style:text-properties officeooo:rsid="011057d1"/>
    </style:style>
    <style:style style:name="T129" style:family="text">
      <style:text-properties officeooo:rsid="01150d92"/>
    </style:style>
    <style:style style:name="T130" style:family="text">
      <style:text-properties officeooo:rsid="01151315"/>
    </style:style>
    <style:style style:name="T131" style:family="text">
      <style:text-properties officeooo:rsid="0116f373"/>
    </style:style>
    <style:style style:name="T132" style:family="text">
      <style:text-properties officeooo:rsid="011759b8"/>
    </style:style>
    <style:style style:name="T133" style:family="text">
      <style:text-properties officeooo:rsid="0118a640"/>
    </style:style>
    <style:style style:name="T134" style:family="text">
      <style:text-properties officeooo:rsid="011c1be4"/>
    </style:style>
    <style:style style:name="T135" style:family="text">
      <style:text-properties officeooo:rsid="01280387"/>
    </style:style>
    <style:style style:name="T136" style:family="text">
      <style:text-properties officeooo:rsid="0129f553"/>
    </style:style>
    <style:style style:name="T137" style:family="text">
      <style:text-properties officeooo:rsid="012d6f49"/>
    </style:style>
    <style:style style:name="T138" style:family="text">
      <style:text-properties officeooo:rsid="012e2d34"/>
    </style:style>
    <style:style style:name="T139" style:family="text">
      <style:text-properties officeooo:rsid="012e6cbd"/>
    </style:style>
    <style:style style:name="T140" style:family="text">
      <style:text-properties officeooo:rsid="012ebd05"/>
    </style:style>
    <style:style style:name="T141" style:family="text">
      <style:text-properties officeooo:rsid="01344c09"/>
    </style:style>
    <style:style style:name="T142" style:family="text">
      <style:text-properties officeooo:rsid="01352291"/>
    </style:style>
    <style:style style:name="T143" style:family="text">
      <style:text-properties officeooo:rsid="01359469"/>
    </style:style>
    <style:style style:name="T144" style:family="text">
      <style:text-properties officeooo:rsid="0135a42a"/>
    </style:style>
    <style:style style:name="T145" style:family="text">
      <style:text-properties officeooo:rsid="01363bce"/>
    </style:style>
    <style:style style:name="T146" style:family="text">
      <style:text-properties officeooo:rsid="01373e48"/>
    </style:style>
    <style:style style:name="T147" style:family="text">
      <style:text-properties officeooo:rsid="013ccc99"/>
    </style:style>
    <style:style style:name="T148" style:family="text">
      <style:text-properties officeooo:rsid="013d5c58"/>
    </style:style>
    <style:style style:name="T149" style:family="text">
      <style:text-properties officeooo:rsid="01461c87"/>
    </style:style>
    <style:style style:name="T150" style:family="text">
      <style:text-properties officeooo:rsid="014ae900"/>
    </style:style>
    <style:style style:name="T151" style:family="text">
      <style:text-properties officeooo:rsid="014cd6b1"/>
    </style:style>
    <style:style style:name="T152" style:family="text">
      <style:text-properties officeooo:rsid="014f2e6f"/>
    </style:style>
    <style:style style:name="T153" style:family="text">
      <style:text-properties officeooo:rsid="01576b75"/>
    </style:style>
    <style:style style:name="T154" style:family="text">
      <style:text-properties officeooo:rsid="0165a5dd" style:font-name-complex="Liberation Serif1"/>
    </style:style>
    <style:style style:name="T155" style:family="text">
      <style:text-properties style:font-name="Liberation Serif1" officeooo:rsid="0165a5dd"/>
    </style:style>
    <style:style style:name="T156" style:family="text">
      <style:text-properties officeooo:rsid="015b6a08"/>
    </style:style>
    <style:style style:name="T157" style:family="text">
      <style:text-properties officeooo:rsid="01675d4c"/>
    </style:style>
    <style:style style:name="T158" style:family="text">
      <style:text-properties officeooo:rsid="0169effe"/>
    </style:style>
    <style:style style:name="T159" style:family="text">
      <style:text-properties officeooo:rsid="016b11ca"/>
    </style:style>
    <style:style style:name="T160" style:family="text">
      <style:text-properties officeooo:rsid="016cbe95"/>
    </style:style>
    <style:style style:name="T161" style:family="text">
      <style:text-properties officeooo:rsid="016d5809"/>
    </style:style>
    <style:style style:name="T162" style:family="text">
      <style:text-properties officeooo:rsid="016f175e"/>
    </style:style>
    <style:style style:name="T163" style:family="text">
      <style:text-properties officeooo:rsid="01763962"/>
    </style:style>
    <style:style style:name="T164" style:family="text">
      <style:text-properties officeooo:rsid="0176c226"/>
    </style:style>
    <style:style style:name="T165" style:family="text">
      <style:text-properties officeooo:rsid="017a5504"/>
    </style:style>
    <style:style style:name="T166" style:family="text">
      <style:text-properties officeooo:rsid="0106a13b"/>
    </style:style>
    <style:style style:name="T167" style:family="text">
      <style:text-properties officeooo:rsid="01534b31"/>
    </style:style>
    <style:style style:name="T168" style:family="text">
      <style:text-properties officeooo:rsid="017f67a3"/>
    </style:style>
    <style:style style:name="T169" style:family="text">
      <style:text-properties officeooo:rsid="0180c08b"/>
    </style:style>
    <style:style style:name="T170" style:family="text">
      <style:text-properties officeooo:rsid="0185cf5e"/>
    </style:style>
    <style:style style:name="T171" style:family="text">
      <style:text-properties officeooo:rsid="018a0247"/>
    </style:style>
    <style:style style:name="T172" style:family="text">
      <style:text-properties officeooo:rsid="018f0553"/>
    </style:style>
    <style:style style:name="T173" style:family="text">
      <style:text-properties fo:font-weight="bold" style:font-weight-asian="bold" style:font-weight-complex="bold"/>
    </style:style>
    <style:style style:name="T174" style:family="text">
      <style:text-properties officeooo:rsid="019590fc"/>
    </style:style>
    <style:style style:name="T175" style:family="text">
      <style:text-properties officeooo:rsid="0196eae4"/>
    </style:style>
    <style:style style:name="T176" style:family="text">
      <style:text-properties fo:font-weight="normal" style:font-weight-asian="normal" style:font-weight-complex="normal"/>
    </style:style>
    <style:style style:name="T177" style:family="text">
      <style:text-properties fo:font-weight="normal" officeooo:rsid="019c8249" style:font-weight-asian="normal" style:font-weight-complex="normal"/>
    </style:style>
    <style:style style:name="T178" style:family="text">
      <style:text-properties fo:font-weight="normal" officeooo:rsid="019d8710" style:font-weight-asian="normal" style:font-weight-complex="normal"/>
    </style:style>
    <style:style style:name="T179" style:family="text">
      <style:text-properties fo:font-weight="normal" officeooo:rsid="01bd4532" style:font-weight-asian="normal" style:font-weight-complex="normal"/>
    </style:style>
    <style:style style:name="T180" style:family="text">
      <style:text-properties officeooo:rsid="01a01b2e"/>
    </style:style>
    <style:style style:name="T181" style:family="text">
      <style:text-properties officeooo:rsid="01a10eae"/>
    </style:style>
    <style:style style:name="T182" style:family="text">
      <style:text-properties officeooo:rsid="01a2b707"/>
    </style:style>
    <style:style style:name="T183" style:family="text">
      <style:text-properties officeooo:rsid="01a3b396"/>
    </style:style>
    <style:style style:name="T184" style:family="text">
      <style:text-properties officeooo:rsid="01a53566"/>
    </style:style>
    <style:style style:name="T185" style:family="text">
      <style:text-properties officeooo:rsid="01a68812"/>
    </style:style>
    <style:style style:name="T186" style:family="text">
      <style:text-properties officeooo:rsid="01ab380a"/>
    </style:style>
    <style:style style:name="T187" style:family="text">
      <style:text-properties officeooo:rsid="01abda7d"/>
    </style:style>
    <style:style style:name="T188" style:family="text">
      <style:text-properties officeooo:rsid="01aec9f4"/>
    </style:style>
    <style:style style:name="T189" style:family="text">
      <style:text-properties officeooo:rsid="01b0bd14"/>
    </style:style>
    <style:style style:name="T190" style:family="text">
      <style:text-properties officeooo:rsid="01b223e1"/>
    </style:style>
    <style:style style:name="T191" style:family="text">
      <style:text-properties officeooo:rsid="01b27af5"/>
    </style:style>
    <style:style style:name="T192" style:family="text">
      <style:text-properties officeooo:rsid="01bb71d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8"><text:a xlink:type="simple" xlink:href="#__RefHeading__697_1754408385" text:style-name="Index_20_Link" text:visited-style-name="Index_20_Link">Introduction<text:tab/>2</text:a></text:p>
          <text:p text:style-name="P78"><text:a xlink:type="simple" xlink:href="#__RefHeading__804_1754408385" text:style-name="Index_20_Link" text:visited-style-name="Index_20_Link">Accounts<text:tab/>3</text:a></text:p>
          <text:p text:style-name="P78"><text:a xlink:type="simple" xlink:href="#__RefHeading__807_1754408385" text:style-name="Index_20_Link" text:visited-style-name="Index_20_Link">Adaptive Echo<text:tab/>4</text:a></text:p>
          <text:p text:style-name="P78"><text:a xlink:type="simple" xlink:href="#__RefHeading__186_1525007520" text:style-name="Index_20_Link" text:visited-style-name="Index_20_Link">Block Cipher Modes of Operation<text:tab/>5</text:a></text:p>
          <text:p text:style-name="P78"><text:a xlink:type="simple" xlink:href="#__RefHeading___Toc1165_1635037974" text:style-name="Index_20_Link" text:visited-style-name="Index_20_Link">Capabilities Sharing<text:tab/>6</text:a></text:p>
          <text:p text:style-name="P78"><text:a xlink:type="simple" xlink:href="#__RefHeading__810_1754408385" text:style-name="Index_20_Link" text:visited-style-name="Index_20_Link">Communication Methods<text:tab/>7</text:a></text:p>
          <text:p text:style-name="P78"><text:a xlink:type="simple" xlink:href="#__RefHeading__297_1157459078" text:style-name="Index_20_Link" text:visited-style-name="Index_20_Link">Communication Model<text:tab/>8</text:a></text:p>
          <text:p text:style-name="P78"><text:a xlink:type="simple" xlink:href="#__RefHeading___Toc1909_830128324" text:style-name="Index_20_Link" text:visited-style-name="Index_20_Link">Communication Sessions<text:tab/>9</text:a></text:p>
          <text:p text:style-name="P78"><text:a xlink:type="simple" xlink:href="#__RefHeading___Toc1856_112550698" text:style-name="Index_20_Link" text:visited-style-name="Index_20_Link">Compilation Process<text:tab/>10</text:a></text:p>
          <text:p text:style-name="P78"><text:a xlink:type="simple" xlink:href="#__RefHeading__283_2127962396" text:style-name="Index_20_Link" text:visited-style-name="Index_20_Link">Configuration Settings<text:tab/>11</text:a></text:p>
          <text:p text:style-name="P78"><text:a xlink:type="simple" xlink:href="#__RefHeading__813_1754408385" text:style-name="Index_20_Link" text:visited-style-name="Index_20_Link">Constant-Time Comparison Function<text:tab/>12</text:a></text:p>
          <text:p text:style-name="P78"><text:a xlink:type="simple" xlink:href="#__RefHeading__816_1754408385" text:style-name="Index_20_Link" text:visited-style-name="Index_20_Link">Echo<text:tab/>13</text:a></text:p>
          <text:p text:style-name="P78"><text:a xlink:type="simple" xlink:href="#__RefHeading__651_817640049" text:style-name="Index_20_Link" text:visited-style-name="Index_20_Link">Echo Public Key Sharing<text:tab/>14</text:a></text:p>
          <text:p text:style-name="P78"><text:a xlink:type="simple" xlink:href="#__RefHeading__266_198272384" text:style-name="Index_20_Link" text:visited-style-name="Index_20_Link">Electronic Mail<text:tab/>15</text:a></text:p>
          <text:p text:style-name="P78"><text:a xlink:type="simple" xlink:href="#__RefHeading___Toc649_890794201" text:style-name="Index_20_Link" text:visited-style-name="Index_20_Link">Electronic Mail Forward Secrecy<text:tab/>16</text:a></text:p>
          <text:p text:style-name="P78"><text:a xlink:type="simple" xlink:href="#__RefHeading__819_1754408385" text:style-name="Index_20_Link" text:visited-style-name="Index_20_Link">Encrypted and Authenticated Containers<text:tab/>17</text:a></text:p>
          <text:p text:style-name="P78"><text:a xlink:type="simple" xlink:href="#__RefHeading__603_490309552" text:style-name="Index_20_Link" text:visited-style-name="Index_20_Link">File Encryption<text:tab/>18</text:a></text:p>
          <text:p text:style-name="P78"><text:a xlink:type="simple" xlink:href="#__RefHeading___Toc1120_495770474" text:style-name="Index_20_Link" text:visited-style-name="Index_20_Link">Fragmented StarBeams<text:tab/>19</text:a></text:p>
          <text:p text:style-name="P78"><text:a xlink:type="simple" xlink:href="#__RefHeading__822_1754408385" text:style-name="Index_20_Link" text:visited-style-name="Index_20_Link">Key Derivation<text:tab/>20</text:a></text:p>
          <text:p text:style-name="P78"><text:a xlink:type="simple" xlink:href="#__RefHeading__210_1274879713" text:style-name="Index_20_Link" text:visited-style-name="Index_20_Link">Hybrid System<text:tab/>21</text:a></text:p>
          <text:p text:style-name="P78"><text:a xlink:type="simple" xlink:href="#__RefHeading___Toc1332_384061765" text:style-name="Index_20_Link" text:visited-style-name="Index_20_Link">Local Private Application Interfaces<text:tab/>22</text:a></text:p>
          <text:p text:style-name="P78"><text:a xlink:type="simple" xlink:href="#__RefHeading___Toc1246_1817743241" text:style-name="Index_20_Link" text:visited-style-name="Index_20_Link">McEliece<text:tab/>23</text:a></text:p>
          <text:p text:style-name="P78"><text:a xlink:type="simple" xlink:href="#__RefHeading__299_1157459078" text:style-name="Index_20_Link" text:visited-style-name="Index_20_Link">Multiple Devices<text:tab/>25</text:a></text:p>
          <text:p text:style-name="P78"><text:a xlink:type="simple" xlink:href="#__RefHeading___Toc1195_307987230" text:style-name="Index_20_Link" text:visited-style-name="Index_20_Link">Non-Volatile Congestion Control Memory<text:tab/>26</text:a></text:p>
          <text:p text:style-name="P78"><text:a xlink:type="simple" xlink:href="#__RefHeading___Toc1209_1984784944" text:style-name="Index_20_Link" text:visited-style-name="Index_20_Link">NTL<text:tab/>27</text:a></text:p>
          <text:p text:style-name="P78"><text:a xlink:type="simple" xlink:href="#__RefHeading___Toc1036_18893826" text:style-name="Index_20_Link" text:visited-style-name="Index_20_Link">Pass-through Devices<text:tab/>28</text:a></text:p>
          <text:p text:style-name="P78"><text:a xlink:type="simple" xlink:href="#__RefHeading__253_527466761" text:style-name="Index_20_Link" text:visited-style-name="Index_20_Link">Poptastic<text:tab/>29</text:a></text:p>
          <text:p text:style-name="P78"><text:a xlink:type="simple" xlink:href="#__RefHeading__169_1115980955" text:style-name="Index_20_Link" text:visited-style-name="Index_20_Link">Public Key Infrastructure<text:tab/>30</text:a></text:p>
          <text:p text:style-name="P78"><text:a xlink:type="simple" xlink:href="#__RefHeading___Toc1516_1997043320" text:style-name="Index_20_Link" text:visited-style-name="Index_20_Link">Public Key Sharing<text:tab/>31</text:a></text:p>
          <text:p text:style-name="P78"><text:a xlink:type="simple" xlink:href="#__RefHeading___Toc1373_1503577792" text:style-name="Index_20_Link" text:visited-style-name="Index_20_Link">Secure Memory<text:tab/>32</text:a></text:p>
          <text:p text:style-name="P78"><text:a xlink:type="simple" xlink:href="#__RefHeading___Toc631_61244466" text:style-name="Index_20_Link" text:visited-style-name="Index_20_Link">Sessions<text:tab/>33</text:a></text:p>
          <text:p text:style-name="P78"><text:a xlink:type="simple" xlink:href="#__RefHeading__330_678579420" text:style-name="Index_20_Link" text:visited-style-name="Index_20_Link">Socialist Millionaire Protocol<text:tab/>34</text:a></text:p>
          <text:p text:style-name="P78"><text:a xlink:type="simple" xlink:href="#__RefHeading___Toc1097_1460767439" text:style-name="Index_20_Link" text:visited-style-name="Index_20_Link">Sources of Entropy<text:tab/>35</text:a></text:p>
          <text:p text:style-name="P78"><text:a xlink:type="simple" xlink:href="#__RefHeading__230_1536820662" text:style-name="Index_20_Link" text:visited-style-name="Index_20_Link">Two-Way Calling<text:tab/>36</text:a></text:p>
          <text:p text:style-name="P78"><text:a xlink:type="simple" xlink:href="#__RefHeading___Toc842_866388615" text:style-name="Index_20_Link" text:visited-style-name="Index_20_Link">Verifying Ownership of Public Keys<text:tab/>37</text:a></text:p>
          <text:p text:style-name="P78"><text:a xlink:type="simple" xlink:href="#__RefHeading___Toc839_866388615" text:style-name="Index_20_Link" text:visited-style-name="Index_20_Link">Wide Lanes<text:tab/>39</text:a></text:p>
          <text:p text:style-name="P78"><text:a xlink:type="simple" xlink:href="#__RefHeading___Toc748_390620771" text:style-name="Index_20_Link" text:visited-style-name="Index_20_Link">References<text:tab/>40</text:a></text:p>
        </text:index-body>
      </text:table-of-content>
      <text:p text:style-name="Standard"/>
      <text:h text:style-name="P118" text:outline-level="3"><text:bookmark-start text:name="__RefHeading__697_1754408385"/>Introduction<text:bookmark-end text:name="__RefHeading__697_1754408385"/></text:h>
      <text:p text:style-name="P76">Spot-On is <text:span text:style-name="T77">a fruit-propelled science project.</text:span> The software is composed of two separate applications, a multi-threaded kernel and a user interface. The two <text:span text:style-name="T136">applications</text:span> are written in C++ and require the Qt framework as well as an assortment of libraries. Qt versions 4.8.x and Qt 5.x are supported. <text:span text:style-name="T59">Qt version 4.7.x is loosely supported. Spot-On</text:span> is available on FreeBSD, Linux, OS X, OS/2, and Windows. <text:span text:style-name="T149">In addition to supporting the x86 and x86-64 architectures, ARM and PowerPC are also supported without any special provisions. It’s anticipated that Spot-On is fully functional on the SPARC architecture.</text:span></text:p>
      <text:p text:style-name="P76"/>
      <text:p text:style-name="P76">Please note that the Echo algorithm and its name are not derived from Ernest J. H. Chang's 1982 Echo Algorithms: Depth Parallel Operations on General Graphs paper.</text:p>
      <text:p text:style-name="P76"/>
      <text:p text:style-name="P76"><text:span text:style-name="T124">Software source is available at </text:span><text:a xlink:type="simple" xlink:href="https://github.com/textbrowser/spot-on" text:style-name="Internet_20_link" text:visited-style-name="Visited_20_Internet_20_Link"><text:span text:style-name="T124">https://github.com/textbrowser/spot-on</text:span></text:a><text:span text:style-name="T124">.</text:span></text:p>
      <text:p text:style-name="P75"/>
      <text:h text:style-name="P118"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ext:span text:style-name="T186">Synchronized clocks are required. </text:span>The protocol is weakened if <text:span text:style-name="T192">trusted </text:span>SSL/TLS is neglected, however. Please see the paragraph at the end of this section for additional details regarding the weakness. The Accounts procedure is as follows:</text:p>
      <text:list xml:id="list455719231990354842" text:style-name="L1">
        <text:list-item>
          <text:p text:style-name="P79">Binding endpoints are responsible for defining account information. During the account-creation process, an account may be designated for one-time use. Account names and account passwords each require at least 32 bytes of data.</text:p>
        </text:list-item>
        <text:list-item>
          <text:p text:style-name="P79">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79">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 <text:span text:style-name="T184">Please note that the peer may submit credentials without having received an authentication request. This is acceptable.</text:span></text:p>
        </text:list-item>
        <text:list-item>
          <text:p text:style-name="P80">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7">Salt</text:span><text:span text:style-name="T3">3</text:span><text:span text:style-name="T87"> || </text:span>Time) || Salt. The authenticated information is recorded. After a period of approximately 120 seconds, the information is <text:span text:style-name="T86">discarded</text:span>.</text:p>
        </text:list-item>
        <text:list-item>
          <text:p text:style-name="P79">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 <text:span text:style-name="T185">Peers will ignore unsolicited authentication requests.</text:span></text:p>
        </text:list-item>
      </text:list>
      <text:p text:style-name="P2">Please note that the Accounts system <text:span text:style-name="T187">may</text:span> be promoted by including an encryption key. The additional key will allow for finer time resolutions.</text:p>
      <text:p text:style-name="P87">If SSL/TLS is not available, the protocol may be exploited. A relay station may record the values in the 3<text:span text:style-name="T14">rd</text:span> step and subsequently provide the information to the binding endpoint. The binding endpoint will therefore trust the foreign connection. The recording device may then seize the binding endpoint's response, the values in the 4<text:span text:style-name="T14">th</text:span> step, and provide the information to the peer. If the information is accurate, the peer will accept the binding endpoint's response. <text:span text:style-name="T175">Therefore, the Accounts protocol is susceptible to impersonation.</text:span></text:p>
      <text:p text:style-name="P87"><text:span text:style-name="T175">The use of nonces and timestamps, in conjunction with congestion control and the retaining of distributed nonces, should prevent re-ordering, reflection, and replay attacks.</text:span></text:p>
      <text:p text:style-name="P73"/>
      <text:h text:style-name="P118" text:outline-level="3"><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7891132283433848409" text:style-name="L2">
        <text:list-item>
          <text:p text:style-name="P81">A binding endpoint defines an Adaptive Echo token. The information must be distributed securely.</text:p>
        </text:list-item>
        <text:list-item>
          <text:p text:style-name="P81">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81">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81">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8"/>
      <text:p text:style-name="P29"/>
      <text:h text:style-name="P118"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24" text:outline-level="3"><text:bookmark-start text:name="__RefHeading___Toc1165_1635037974"/>Capabilities Sharing<text:bookmark-end text:name="__RefHeading___Toc1165_1635037974"/></text:h>
      <text:p text:style-name="P30">Peers may exchange capabilities information. Currently, the information includes the UUID, <text:span text:style-name="T89">the e</text:span>cho mode, and <text:span text:style-name="T89">the preferred </text:span>lane width. Please note that a server socket must adhere to its peer's setting<text:span text:style-name="T89">s</text:span>. <text:span text:style-name="T89">Although a</text:span>n administrator may modify the echo mode and <text:span text:style-name="T90">the l</text:span>ane width on a particular socket (<text:span text:style-name="T137">remote </text:span>neighbor), the kernel will override the settings <text:span text:style-name="T181">so as</text:span> to <text:span text:style-name="T90">conform</text:span> to the client's preferences.</text:p>
      <text:p text:style-name="P30"/>
      <text:h text:style-name="P118" text:outline-level="3"><text:bookmark-start text:name="__RefHeading__810_1754408385"/>Communication Methods<text:bookmark-end text:name="__RefHeading__810_1754408385"/></text:h>
      <text:p text:style-name="P2">Spot-On supports <text:span text:style-name="T61">Bluetooth, </text:span>SCTP, TCP, and UDP <text:span text:style-name="T63">(multicast and unicast) </text:span>communication methods. <text:span text:style-name="T147">Both IPv4 and IPv6 are totally supported.</text:span> <text:span text:style-name="T147">Some communications portions also support a variety of proxies. </text:span>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text:span text:style-name="T62">transport</text:span>-neutral.</text:p>
      <text:p text:style-name="P2"/>
      <text:h text:style-name="P119" text:outline-level="3"><text:bookmark-start text:name="__RefHeading__297_1157459078"/>Communication Model<text:bookmark-end text:name="__RefHeading__297_1157459078"/></text:h>
      <text:p text:style-name="P31">Spot-On mostly assumes an asynchronous communication model. The Accounts, SMP, and Two-Way <text:span text:style-name="T188">C</text:span>alling systems require responses.</text:p>
      <text:p text:style-name="P31"/>
      <text:h text:style-name="P125" text:outline-level="3"><text:bookmark-start text:name="__RefHeading___Toc1909_830128324"/>Communication Sessions<text:bookmark-end text:name="__RefHeading___Toc1909_830128324"/></text:h>
      <text:p text:style-name="P71">This section describes some common <text:span text:style-name="T174">methods</text:span> which may be employed against <text:span text:style-name="T172">Spot-On in an attempt to destabilize the communications of two parties.</text:span></text:p>
      <text:p text:style-name="P72">Various attack <text:span text:style-name="T180">methods </text:span>include: reflection attack, replay attack, and re-ordering attack.</text:p>
      <text:p text:style-name="P74"><text:span text:style-name="T182">Save for </text:span><text:a xlink:type="simple" xlink:href="#__RefHeading___Toc1332_384061765" text:style-name="Index_20_Link" text:visited-style-name="Index_20_Link"><text:span text:style-name="T182">Local Private Application Interfaces</text:span></text:a><text:span text:style-name="T182">, </text:span>Spot-On does not guarantee orderly delivery of data and is therefore susceptible to <text:span text:style-name="T173">re-ordering</text:span><text:span text:style-name="T176">. However, </text:span><text:span text:style-name="T179">this attack method</text:span><text:span text:style-name="T176"> is not considered detrimental. </text:span><text:span text:style-name="T177">Some sub-systems such as Accounts and SMP </text:span><text:span text:style-name="T178">should be resistant to this particular attack.</text:span></text:p>
      <text:p text:style-name="P32">In a <text:span text:style-name="T173">reflection attack</text:span>, an adversary may capture a message sent from party A to party B and return the message to party A. <text:span text:style-name="T183">For this attack to be successful in messages involving public keys, it must be possible for the originator of the message to be able to decipher the original message. Group communications are susceptible to reflection attacks. Most private-key communications contain timestamps and therefore should be resistant. Congestion control is also beneficial.</text:span></text:p>
      <text:p text:style-name="P32"/>
      <text:h text:style-name="P126" text:outline-level="3"><text:bookmark-start text:name="__RefHeading___Toc1856_112550698"/>Compilation Process<text:bookmark-end text:name="__RefHeading___Toc1856_112550698"/></text:h>
      <text:p text:style-name="P67">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67">One should then expect results similar to the following.</text:p>
      <text:p text:style-name="P67">date &amp;&amp; sha512sum ./Spot-On ./Spot-On-Kernel</text:p>
      <text:p text:style-name="P67">Fri Jan <text:s/>6 10:27:21 2017</text:p>
      <text:p text:style-name="P67">0fbcf8e8a82dacd9825c42cf88d2d5a70d87965da20a3bfc5f87b8f634e0219567ecd42a01a30b55aed438d6c55ab1d4a6d7ea62fe7a65ac461874f1f1c5de59 <text:s/>./Spot-On</text:p>
      <text:p text:style-name="P67">0cf523d52de5f50ec01e7f442c0f374ac15b6432757f17ac93df26f88784d5819f27101a10a6e765b4d7e8ca420b7c110e822dc835ad0083b339b64f1431ec81 <text:s/>./Spot-On-Kernel</text:p>
      <text:p text:style-name="P67">date &amp;&amp; sha512sum ./Spot-On ./Spot-On-Kernel</text:p>
      <text:p text:style-name="P67">Fri Jan <text:s/>6 10:28:47 2017</text:p>
      <text:p text:style-name="P67">0fbcf8e8a82dacd9825c42cf88d2d5a70d87965da20a3bfc5f87b8f634e0219567ecd42a01a30b55aed438d6c55ab1d4a6d7ea62fe7a65ac461874f1f1c5de59 <text:s/>./Spot-On</text:p>
      <text:p text:style-name="P67">0cf523d52de5f50ec01e7f442c0f374ac15b6432757f17ac93df26f88784d5819f27101a10a6e765b4d7e8ca420b7c110e822dc835ad0083b339b64f1431ec81 <text:s/>./Spot-On-Kernel</text:p>
      <text:p text:style-name="P67">Non-digest-reproducible builds will generate <text:span text:style-name="T171">distinct</text:span> results.</text:p>
      <text:p text:style-name="P68">date &amp;&amp; sha512sum ./Spot-On ./Spot-On-Kernel</text:p>
      <text:p text:style-name="P68">Fri Jan <text:s/>6 10:30:43 2017</text:p>
      <text:p text:style-name="P68">4ccc44773bd43086941dd26f02b82e2eca7972f768844a544d23c19fedf6ed407911a73af4493c546c9bf94ec60afd69c5e0a646e8f9378c75811f4b4d36ef9e <text:s/>./Spot-On</text:p>
      <text:p text:style-name="P68">90720de4702bd5df97ce1af6ec5fd8ec206b279fecff37200f5bad5849e4e1183131ef7492a3a94f45db648ea415184e1ab89da76e7ca9d493738de37e6a8bb5 <text:s/>./Spot-On-Kernel</text:p>
      <text:p text:style-name="P68">date &amp;&amp; sha512sum ./Spot-On ./Spot-On-Kernel</text:p>
      <text:p text:style-name="P68">Fri Jan <text:s/>6 10:32:10 2017</text:p>
      <text:p text:style-name="P68">ea6275a644d1cd589510907929d8133b9e4557abca8c19aa4523887d0efe2b084f24b80216e5b3c889d23d0071afbac1933b772bae5f7cdbb58bd383be4a4a8e <text:s/>./Spot-On</text:p>
      <text:p text:style-name="P68">51d59a7dccd39a34183eeb200e2658d3d77a24e4ca5facbb9ee95fb8f32dbb7434f2d354342c5d7fefd0104feeda45fad6a9fe33a81ee6cd5cf76619a44932e5 <text:s/>./Spot-On-Kernel</text:p>
      <text:h text:style-name="P118"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118" text:outline-level="3"><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68">Comparisons that occur within database queries are not guaranteed to be constant-time.</text:span></text:p>
      <text:p text:style-name="P2"/>
      <text:h text:style-name="P118" text:outline-level="3"><text:bookmark-start text:name="__RefHeading__816_1754408385"/>Ech<text:span text:style-name="T79">o</text:span><text:bookmark-end text:name="__RefHeading__816_1754408385"/></text:h>
      <text:p text:style-name="P2">Spot-On introduced the Echo. The Echo is a malleable <text:span text:style-name="T80">concept</text:span>. That is, <text:span text:style-name="T80">an implementation</text:span> does not require rigid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20" text:outline-level="3"><text:bookmark-start text:name="__RefHeading__651_817640049"/>Echo Public Key Sharing<text:bookmark-end text:name="__RefHeading__651_817640049"/></text:h>
      <text:p text:style-name="P6">The Echo Public Key Sharing construct was introduced by Mr. <text:span text:style-name="T67">Schmidt</text:span>. It is an elegant compliment to the Echo. The concept may be summarized as follows:</text:p>
      <text:list xml:id="list6701668191182717076" text:style-name="L3">
        <text:list-item>
          <text:p text:style-name="P82">A community is created. The community is defined by a pair of authentication and encryption keys. The keys are derived via the PBKDF2 function.</text:p>
        </text:list-item>
        <text:list-item>
          <text:p text:style-name="P83">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18"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text:span text:style-name="T189">define</text:span>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69">One important</text:span> difference between e-mail institutions and e-mail post offices is that post offices require the distribution of public keys.</text:p>
      <text:p text:style-name="P2"/>
      <text:h text:style-name="P127" text:outline-level="3"><text:bookmark-start text:name="__RefHeading___Toc649_890794201"/>Electronic Mail Forward Secrecy<text:bookmark-end text:name="__RefHeading___Toc649_890794201"/></text:h>
      <text:p text:style-name="P24">This section briefly describes a two-step <text:span text:style-name="T20">communication </text:span>process for establishing forward secrecy in Spot-On e-mail. <text:span text:style-name="T26">We assume a hybrid scheme with respect to public-key encryption.</text:span></text:p>
      <text:p text:style-name="P24">Assumptions:</text:p>
      <text:list xml:id="list1741539098462061107" text:style-name="L4">
        <text:list-item>
          <text:p text:style-name="P88">Permanent public key pairs have been exchanged correctly.</text:p>
        </text:list-item>
        <text:list-item>
          <text:p text:style-name="P88">The <text:span text:style-name="T29">respective </text:span>kernel<text:span text:style-name="T28">s</text:span> remain active during the <text:span text:style-name="T23">exchange</text:span> window.</text:p>
        </text:list-item>
      </text:list>
      <text:p text:style-name="P33">Protocol:</text:p>
      <text:list xml:id="list6337101020581417469" text:style-name="L5">
        <text:list-item>
          <text:p text:style-name="P89">Participant A generates a<text:span text:style-name="T30">n ephemeral</text:span> public encryption key <text:span text:style-name="T17">pair</text:span>. <text:span text:style-name="T24">The key pair's attributes are configurable. </text:span>If the kernel is deactivated <text:span text:style-name="T25">after the key pair is generated</text:span>, the <text:span text:style-name="T25">key </text:span>pair is discarded and the protoco<text:span text:style-name="T18">l is terminated.</text:span></text:p>
        </text:list-item>
        <text:list-item>
          <text:p text:style-name="P89"><text:span text:style-name="T22">Participant </text:span>A transmits the <text:span text:style-name="T30">ephemeral public </text:span>key to B. The <text:span text:style-name="T30">key</text:span> is<text:span text:style-name="T24"> </text:span>encrypted with B's permanent encryption public key and <text:span text:style-name="T18">optionally </text:span>signed with A's permanent <text:span text:style-name="T21">private</text:span> <text:span text:style-name="T24">signature </text:span>key.</text:p>
        </text:list-item>
        <text:list-item>
          <text:p text:style-name="P89">B receives the <text:span text:style-name="T18">public</text:span> key and <text:span text:style-name="T18">optionally </text:span>verifies the signature. <text:span text:style-name="T18">If B requires a valid signature but one is not provided, the protocol is terminated.</text:span></text:p>
        </text:list-item>
        <text:list-item>
          <text:p text:style-name="P89">B generates <text:span text:style-name="T30">private</text:span> authentication and encryption keys.</text:p>
        </text:list-item>
        <text:list-item>
          <text:p text:style-name="P89">Using the <text:span text:style-name="T30">ephemeral</text:span> <text:span text:style-name="T24">public </text:span>encryption key, B <text:span text:style-name="T18">transfers the keys to A. The complete bundle is encrypted with A's permanent encryption public key and optionally signed with B's permanent private signature key.</text:span></text:p>
        </text:list-item>
        <text:list-item>
          <text:p text:style-name="P90"><text:span text:style-name="T22">Participant </text:span>A receives the bundle and optionally verifies the signature. If A requires a valid signature but one is not provided, the protocol <text:span text:style-name="T19">is </text:span>terminate<text:span text:style-name="T19">d</text:span>.</text:p>
        </text:list-item>
      </text:list>
      <text:p text:style-name="P34">The <text:span text:style-name="T30">session </text:span>keys generated in the fourth step may remain in use until one of the parties decides to establish new <text:span text:style-name="T30">session </text:span>keys.</text:p>
      <text:p text:style-name="P35">Signatures are required over the Poptastic transport.</text:p>
      <text:p text:style-name="P35"/>
      <text:h text:style-name="P118"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3">Authentication</text:span> and <text:span text:style-name="T73">encryption</text:span> occur as follows:</text:p>
      <text:list xml:id="list3484468209834344213" text:style-name="L6">
        <text:list-item>
          <text:p text:style-name="P92">If the size of the original data is less than the specified cipher's block size, the original data is re-sized such that its new size is identical to the cipher's block size. A zero-byte pad is applied.</text:p>
        </text:list-item>
        <text:list-item>
          <text:p text:style-name="P91">Append the size of the original data to the <text:span text:style-name="T74">potentially-padded</text:span> container.</text:p>
        </text:list-item>
        <text:list-item>
          <text:p text:style-name="P91">Encrypt the augmented data via the selected cipher and specified mode.</text:p>
        </text:list-item>
        <text:list-item>
          <text:p text:style-name="P91">Compute a keyed-hash of the encrypted container.</text:p>
        </text:list-item>
        <text:list-item>
          <text:p text:style-name="P91">Concatenate the hash output with the encrypted data, H<text:span text:style-name="T1">Hash Key</text:span>(E<text:span text:style-name="T1">Encryption Key</text:span>(Data || <text:span text:style-name="T134">Random || </text:span>Size(Data))) || E<text:span text:style-name="T1">Encryption Key</text:span>(Data || <text:span text:style-name="T134">Random || </text:span>Size(Data)).</text:p>
        </text:list-item>
      </text:list>
      <text:p text:style-name="Text_20_body">Spot-On also includes a mechanism for re-encoding data if new authentication and encryption keys are desired.</text:p>
      <text:p text:style-name="P36"/>
      <text:h text:style-name="P121" text:outline-level="3"><text:bookmark-start text:name="__RefHeading__603_490309552"/>File Encryption<text:bookmark-end text:name="__RefHeading__603_490309552"/></text:h>
      <text:p text:style-name="P11">Spot-On includes a simple file encryption application. <text:span text:style-name="T70">A</text:span> PIN and secret are used for generating authentication and encryption keys. After the initial encryption key is derived and applied, <text:span text:style-name="T142">a </text:span>subsequent encryption key <text:span text:style-name="T142">is</text:span> derived via <text:span text:style-name="T142">a single-round PBKDF2 using the current key as the secret and the encrypted data as the salt. </text:span>Several encryption and hash algorithms are supported as well as various encryption modes.</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77">Byte 0: 0 – unsigned file, 1 – signed file</text:p>
          </table:table-cell>
          <table:table-cell table:style-name="Table1.A1" office:value-type="string">
            <text:p text:style-name="P77">Bytes 1 – 64: keyed hash or 64 bytes of zeros</text:p>
          </table:table-cell>
          <table:table-cell table:style-name="Table1.C1" office:value-type="string">
            <text:p text:style-name="P77">Bytes 65 – EOF: encrypted data</text:p>
          </table:table-cell>
        </table:table-row>
      </table:table>
      <text:p text:style-name="P7"/>
      <text:h text:style-name="P128" text:outline-level="3"><text:bookmark-start text:name="__RefHeading___Toc1120_495770474"/>Fragmented StarBeams<text:bookmark-end text:name="__RefHeading___Toc1120_495770474"/></text:h>
      <text:p text:style-name="P38"><text:span text:style-name="T81">Fragmented StarBeams </text:span>allow for the fragmentation of a mosaic (file) into a number of N unique pulses, where N is the number of <text:span text:style-name="T78">active network </text:span>connections. The standard <text:span text:style-name="T82">StarBeam</text:span> transfers <text:span text:style-name="T125">copies of </text:span>a particular pulse over each network connection.</text:p>
      <text:p text:style-name="P38"/>
      <text:h text:style-name="P118"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512848127981040509" text:style-name="L7">
        <text:list-item>
          <text:p text:style-name="P84">Generate a cryptographic salt. The size of the salt is configurable.</text:p>
        </text:list-item>
        <text:list-item>
          <text:p text:style-name="P84">Derive a temporary key via the PBKDF2 function. The hash algorithm, iteration count, passphrase (question/answer), and salt are input parameters to the function. All of the aforementioned parameters are configurable.</text:p>
        </text:list-item>
        <text:list-item>
          <text:p text:style-name="P84">Using the temporary key from the previous step, derive a new key via the PBKDF2 function. The previous parameters are also used, however, the temporary key replaces the passphrase (question/answer).</text:p>
        </text:list-item>
        <text:list-item>
          <text:p text:style-name="P84">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18" text:outline-level="3"><text:bookmark-start text:name="__RefHeading__210_1274879713"/>Hybrid System<text:bookmark-end text:name="__RefHeading__210_1274879713"/></text:h>
      <text:p text:style-name="P8">Spot-On implements a hybrid system for authenticity and confidentiality. <text:span text:style-name="T71">P</text:span>er-message authentication and encryption keys <text:span text:style-name="T71">are generated</text:span>. The two keys are used for authenticating and encapsulating data. The two keys are encapsulated via the public-key portion of the system. The application also provides a mechanism for distributing session-like keys for data encapsulation. <text:span text:style-name="T72">T</text:span>he <text:span text:style-name="T72">private </text:span>keys are encapsulated via the public-key system. An additional mechanism allows <text:span text:style-name="T72">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9"/>
      <text:h text:style-name="P129" text:outline-level="3"><text:bookmark-start text:name="__RefHeading___Toc1332_384061765"/>Local Private Application Interfaces<text:bookmark-end text:name="__RefHeading___Toc1332_384061765"/></text:h>
      <text:p text:style-name="P25">Spot-On supports the concept of local private application interfaces. The interfaces allow networked applications to stream <text:span text:style-name="T128">authenticated and encrypted </text:span>data through a Spot-On network. <text:span text:style-name="T138">Application-native cryptographic capabilities are not required. </text:span>A local listener, such as 127.0.0.1:4710, <text:span text:style-name="T126">should</text:span> be defined per application. Once defined, credentials may be prepared for the listener. Let’s review:</text:p>
      <text:list xml:id="list4081720752086820104" text:style-name="L8">
        <text:list-item>
          <text:p text:style-name="P93">Decide <text:span text:style-name="T127">on </text:span>the interface of the application. That is, Bluetooth, TCP, etc. <text:span text:style-name="T127">Does it require SSL/TLS?</text:span></text:p>
        </text:list-item>
        <text:list-item>
          <text:p text:style-name="P93">Create a local private listener, say 127.0.0.1:4710.</text:p>
        </text:list-item>
        <text:list-item>
          <text:p text:style-name="P93">Enable the passthrough setting on the listener.</text:p>
        </text:list-item>
        <text:list-item>
          <text:p text:style-name="P93">Prepare the pseudo-private credentials via a context menu.</text:p>
        </text:list-item>
        <text:list-item>
          <text:p text:style-name="P93">Distribute the credentials to your partners. Remember, these are not necessarily private credentials. However, let’s consider them as such.</text:p>
        </text:list-item>
        <text:list-item>
          <text:p text:style-name="P93">Initiate the Spot-On kernel process.</text:p>
        </text:list-item>
        <text:list-item>
          <text:p text:style-name="P93">Connect your application to the previously-defined listener.</text:p>
        </text:list-item>
      </text:list>
      <text:p text:style-name="P25">Do remember that if Spot-On is on a public network, data will arrive through the public interface<text:span text:style-name="T130">(s)</text:span>. However, your networked application will only receive applicable data; that is, data that was encapsulated by your credentials.</text:p>
      <text:p text:style-name="P39">Please note that listeners may be defined such that remote access is possible. For example, one may define 192.168.178.100:4710. <text:span text:style-name="T190">A similar approach may be used to define private-application neighbors.</text:span></text:p>
      <text:p text:style-name="P40">Some other interestin<text:span text:style-name="T131">g conclusions follow</text:span>.</text:p>
      <text:p text:style-name="P41">Adaptive echoes are not supported on private-application interfaces.</text:p>
      <text:p text:style-name="P40">Applications may not be able to support Spot-On accounts. Therefore, Spot-On accounts are not observed for <text:span text:style-name="T130">private-application</text:span> listeners.</text:p>
      <text:p text:style-name="P40">Echo modes <text:span text:style-name="T129">and lane widths </text:span>are <text:span text:style-name="T139">regarded</text:span>.</text:p>
      <text:p text:style-name="P40">If congestion control becomes an issue, you may wish to prolong the congestion timer.</text:p>
      <text:p text:style-name="P42">Spot-On guarantee<text:span text:style-name="T139">s</text:span> ordered <text:span text:style-name="T132">data </text:span>delivery.</text:p>
      <text:p text:style-name="P43">Strange behavior may occur if multiple applications <text:span text:style-name="T143">share </text:span>a <text:span text:style-name="T191">common</text:span> channel.</text:p>
      <text:p text:style-name="P43"/>
      <text:h text:style-name="P130" text:outline-level="3"><text:bookmark-start text:name="__RefHeading___Toc1246_1817743241"/>McEliece<text:bookmark-end text:name="__RefHeading___Toc1246_1817743241"/></text:h>
      <text:p text:style-name="P44">Spot-On integrates a<text:span text:style-name="T122">n independent and self-contained</text:span> <text:span text:style-name="T152">classical </text:span>McEliece implementation. The implementation is based on the <text:span text:style-name="T144">software and </text:span>writings of Antoon Bosselaers, René Govaerts, Robert McEliece, Bart Preneel, Marek Repka, Christopher Roering, Joos Vandewalle.</text:p>
      <text:p text:style-name="P45">Some general information. Spot-On supports m value 11 and t value<text:span text:style-name="T133"> </text:span>51. <text:span text:style-name="T133">For m = 11 and t = 51</text:span>, k = 1487 and n = 2048. As a result, the message expansion factor is approximately 1.4.</text:p>
      <text:p text:style-name="P55">A private keys consists of <text:span text:style-name="T121">matrices </text:span>P<text:span text:style-name="T14">-1</text:span><text:span text:style-name="T94"> </text:span><text:span text:style-name="T95">and </text:span><text:span text:style-name="T94">S</text:span><text:span text:style-name="T14">-1</text:span><text:span text:style-name="T94">, </text:span><text:span text:style-name="T95">the code support L, a binary irreducible Goppa polynomial g, and a vector. The matrices </text:span><text:span text:style-name="T96">contain</text:span><text:span text:style-name="T95"> 2048 x 2048 and </text:span><text:span text:style-name="T96">1487 x 1487 entries, respectively. The polynomial contains 51 entries. The vector contains 2048 entries. A total of 6,407,572 entries are required. </text:span><text:span text:style-name="T97">As many as 12,</text:span><text:span text:style-name="T101">873,361</text:span><text:span text:style-name="T97"> bytes may be consumed by a private key. </text:span><text:span text:style-name="T103">Approximately 74 MiB are required for housing six McEliece private keys.</text:span></text:p>
      <text:p text:style-name="P64"><text:span text:style-name="T94">A public key consists of matrix </text:span><text:span text:style-name="T109">Ĝ</text:span><text:span text:style-name="T94"> and t. A total of </text:span><text:span text:style-name="T99">1487 x 2048, or </text:span><text:span text:style-name="T94">3,045,376, entries are required. </text:span><text:span text:style-name="T100">As many as </text:span><text:span text:style-name="T98">6,093,750 bytes </text:span><text:span text:style-name="T100">are </text:span><text:span text:style-name="T102">consumed</text:span><text:span text:style-name="T100">.</text:span></text:p>
      <text:p text:style-name="P13"><text:span text:style-name="T100">I</text:span><text:span text:style-name="T104">ncluded is an interpretation, </text:span><text:span text:style-name="T114">model a, </text:span><text:span text:style-name="T104">of the </text:span><text:span text:style-name="T94">Fujisaki-Okamoto </text:span><text:span text:style-name="T104">conversion. Please see </text:span><text:a xlink:type="simple" xlink:href="https://www.emsec.rub.de/media/attachments/files/2013/03/mastersthesis-hudde-code-based-cryptography-library.pdf" text:style-name="Internet_20_link" text:visited-style-name="Visited_20_Internet_20_Link"><text:span text:style-name="T104">https://www.emsec.rub.de/media/attachments/files/2013/03/mastersthesis-hudde-code-based-cryptography-library.pdf</text:span></text:a><text:span text:style-name="T104"> for more details. The key streams referenced in the aforementioned paper are generated via single-round PBKDF2 and SHA-512. </text:span><text:span text:style-name="T105">The generated 64-byte salts are transferred as clear text. </text:span><text:span text:style-name="T113">Computation errors abort the processes.</text:span></text:p>
      <text:p text:style-name="P63"><text:span text:style-name="T105">D</text:span><text:span text:style-name="T94">ecryption</text:span></text:p>
      <text:list xml:id="list1514984611907176601" text:style-name="L9">
        <text:list-item>
          <text:p text:style-name="P94"><text:span text:style-name="T94">Decrypt, via McEliece, c</text:span><text:span text:style-name="T1">1</text:span><text:span text:style-name="T94"> </text:span><text:span text:style-name="T106">to obtain the original message m.</text:span></text:p>
        </text:list-item>
        <text:list-item>
          <text:p text:style-name="P94"><text:span text:style-name="T107">C</text:span><text:span text:style-name="T94">ompute the original error vector e via e = c</text:span><text:span text:style-name="T1">1</text:span><text:span text:style-name="T94"> – m </text:span><text:span text:style-name="T108">*</text:span><text:span text:style-name="T94"> </text:span><text:span text:style-name="T109">Ĝ</text:span><text:span text:style-name="T94">.</text:span></text:p>
        </text:list-item>
        <text:list-item>
          <text:p text:style-name="P95">Compute the SHA-512 digest of <text:span text:style-name="T157">e</text:span>.</text:p>
        </text:list-item>
        <text:list-item>
          <text:p text:style-name="P103"><text:span text:style-name="T94">Apply the previously-computed digest to a single round of the PBKDF2 function. The generated key stream, </text:span><text:span text:style-name="T111">k</text:span><text:span text:style-name="T5">2</text:span><text:span text:style-name="T94">, will contain 1488 bits of which the first 1487 will be consumed in the following computation. The 64-byte salt, s</text:span><text:span text:style-name="T1">2</text:span><text:span text:style-name="T94">, is provided to PBKDF2.</text:span></text:p>
        </text:list-item>
        <text:list-item>
          <text:p text:style-name="P104"><text:span text:style-name="T94">Compute mcar = c</text:span><text:span text:style-name="T1">2</text:span><text:span text:style-name="T94"> xor </text:span><text:span text:style-name="T111">k</text:span><text:span text:style-name="T6">2</text:span><text:span text:style-name="T94">.</text:span></text:p>
        </text:list-item>
        <text:list-item>
          <text:p text:style-name="P96">Compute the SHA-512 digest of e || mcar.</text:p>
        </text:list-item>
        <text:list-item>
          <text:p text:style-name="P105"><text:span text:style-name="T94">Apply the previously-computed digest to a single round of the PBKDF2 function. The generated key stream, </text:span><text:span text:style-name="T111">k</text:span><text:span text:style-name="T6">1</text:span><text:span text:style-name="T94">, will contain 1488 bits of which the first 1487 will be consumed in the following computation. The 64-byte salt, s</text:span><text:span text:style-name="T1">1</text:span><text:span text:style-name="T94">, is provided to PBKDF2.</text:span></text:p>
        </text:list-item>
        <text:list-item>
          <text:p text:style-name="P106"><text:span text:style-name="T94">Verify that c</text:span><text:span text:style-name="T1">1</text:span><text:span text:style-name="T94"> = </text:span><text:span text:style-name="T112">k</text:span><text:span text:style-name="T8">1</text:span><text:span text:style-name="T94"> </text:span><text:span text:style-name="T108">*</text:span><text:span text:style-name="T110"> </text:span><text:span text:style-name="T109">Ĝ</text:span><text:span text:style-name="T94"> + e.</text:span></text:p>
        </text:list-item>
      </text:list>
      <text:p text:style-name="P58">Encryption</text:p>
      <text:list xml:id="list7725861088185035608" text:style-name="L10">
        <text:list-item>
          <text:p text:style-name="P97">Generate a random vector e of length n. <text:span text:style-name="T165">The vector e will contain t randomly-dispersed ones</text:span>.</text:p>
        </text:list-item>
        <text:list-item>
          <text:p text:style-name="P98">Compute the SHA-512 digest of e || m, where m is the <text:span text:style-name="T158">original</text:span> message.</text:p>
        </text:list-item>
        <text:list-item>
          <text:p text:style-name="P98">Apply the previously-computed digest to a single round of the PBKDF2 function. The generated key stream, <text:span text:style-name="T159">k</text:span><text:span text:style-name="T7">1</text:span>, will contain 1488 bits of which the first 1487 will be consumed in the following computation. <text:span text:style-name="T153">A 64-byte weakly-derived salt, s</text:span><text:span text:style-name="T4">1</text:span><text:span text:style-name="T153">, is provided to PBKDF2.</text:span></text:p>
        </text:list-item>
        <text:list-item>
          <text:p text:style-name="P99"><text:soft-page-break/>Compute c<text:span text:style-name="T1">1</text:span> = <text:span text:style-name="T160">k</text:span><text:span text:style-name="T8">1</text:span> <text:span text:style-name="T154">*</text:span><text:span text:style-name="T156"> </text:span><text:span text:style-name="T155">Ĝ</text:span> + e.</text:p>
        </text:list-item>
        <text:list-item>
          <text:p text:style-name="P98">Compute the SHA-512 digest of e.</text:p>
        </text:list-item>
        <text:list-item>
          <text:p text:style-name="P98">Apply the previously-computed digest to a single round of the PBKDF2 function. The generated key stream, <text:span text:style-name="T161">k</text:span><text:span text:style-name="T9">2</text:span>, will contain 1488 bits of which the first 1487 will be consumed in the following <text:span text:style-name="T153">computation</text:span>. <text:span text:style-name="T153">A 64-byte weakly-derived salt, s</text:span><text:span text:style-name="T4">2</text:span><text:span text:style-name="T153">, is provided to PBKDF2.</text:span></text:p>
        </text:list-item>
        <text:list-item>
          <text:p text:style-name="P100">Compute c<text:span text:style-name="T1">2</text:span> = <text:span text:style-name="T162">k</text:span><text:span text:style-name="T10">2</text:span> <text:span text:style-name="T153">xor</text:span> m.</text:p>
        </text:list-item>
        <text:list-item>
          <text:p text:style-name="P98">Transfer c<text:span text:style-name="T1">1</text:span>, c<text:span text:style-name="T1">2</text:span>, s<text:span text:style-name="T1">1</text:span>, and s<text:span text:style-name="T1">2</text:span>.</text:p>
        </text:list-item>
      </text:list>
      <text:p text:style-name="P59"><text:span text:style-name="T166">Included is an interpretation, model b, of the </text:span>Fujisaki-Okamoto <text:span text:style-name="T167">conversion. Please see </text:span><text:a xlink:type="simple" xlink:href="https://www.emsec.rub.de/media/attachments/files/2013/03/mastersthesis-hudde-code-based-cryptography-library.pdf" text:style-name="Internet_20_link" text:visited-style-name="Visited_20_Internet_20_Link"><text:span text:style-name="T167">https://www.emsec.rub.de/media/attachments/files/2013/03/mastersthesis-hudde-code-based-cryptography-library.pdf</text:span></text:a><text:span text:style-name="T167"> for more details. The key streams referenced in the aforementioned paper are generated via SHAKE-256. libgcrypt 1.7.0 or newer is required. Computation errors abort the processes.</text:span></text:p>
      <text:p text:style-name="P62">Decryption</text:p>
      <text:list xml:id="list8575277335957904380" text:style-name="L11">
        <text:list-item>
          <text:p text:style-name="P85"><text:span text:style-name="T110">Decrypt, via McEliece, c</text:span><text:span text:style-name="T11">1</text:span><text:span text:style-name="T110"> </text:span><text:span text:style-name="T106">to obtain the original message m.</text:span></text:p>
        </text:list-item>
        <text:list-item>
          <text:p text:style-name="P85"><text:span text:style-name="T107">C</text:span><text:span text:style-name="T110">ompute the original error vector e via e = c</text:span><text:span text:style-name="T11">1</text:span><text:span text:style-name="T110"> – m </text:span><text:span text:style-name="T108">*</text:span><text:span text:style-name="T110"> </text:span><text:span text:style-name="T109">Ĝ</text:span><text:span text:style-name="T110">.</text:span></text:p>
        </text:list-item>
        <text:list-item>
          <text:p text:style-name="P85"><text:span text:style-name="T106">Compute the SHA</text:span><text:span text:style-name="T120">KE</text:span><text:span text:style-name="T106">-</text:span><text:span text:style-name="T120">256</text:span><text:span text:style-name="T106"> digest of </text:span><text:span text:style-name="T115">e</text:span><text:span text:style-name="T106">. </text:span><text:span text:style-name="T116">The generated key stream, </text:span><text:span text:style-name="T111">k</text:span><text:span text:style-name="T5">2</text:span><text:span text:style-name="T116">, will contain 1488 bits of which the first 1487 will be consumed in the following computation.</text:span></text:p>
        </text:list-item>
        <text:list-item>
          <text:p text:style-name="P85"><text:span text:style-name="T117">Compute mcar = c</text:span><text:span text:style-name="T12">2</text:span><text:span text:style-name="T117"> xor </text:span><text:span text:style-name="T111">k</text:span><text:span text:style-name="T6">2</text:span><text:span text:style-name="T117">.</text:span></text:p>
        </text:list-item>
        <text:list-item>
          <text:p text:style-name="P85"><text:span text:style-name="T118">Compute the SHA</text:span><text:span text:style-name="T120">KE</text:span><text:span text:style-name="T118">-</text:span><text:span text:style-name="T120">256</text:span><text:span text:style-name="T118"> digest of e || mcar. The generated key stream, </text:span><text:span text:style-name="T111">k</text:span><text:span text:style-name="T6">1</text:span><text:span text:style-name="T118">, will contain 1488 bits of which the first 1487 will be consumed in the following computation.</text:span></text:p>
        </text:list-item>
        <text:list-item>
          <text:p text:style-name="P85"><text:span text:style-name="T119">Verify that c</text:span><text:span text:style-name="T13">1</text:span><text:span text:style-name="T119"> = </text:span><text:span text:style-name="T112">k</text:span><text:span text:style-name="T8">1</text:span><text:span text:style-name="T119"> </text:span><text:span text:style-name="T108">*</text:span><text:span text:style-name="T110"> </text:span><text:span text:style-name="T109">Ĝ</text:span><text:span text:style-name="T119"> + e.</text:span></text:p>
        </text:list-item>
      </text:list>
      <text:p text:style-name="P61">Encryption</text:p>
      <text:list xml:id="list7755345662662679619" text:style-name="L12">
        <text:list-item>
          <text:p text:style-name="P102">Generate a random vector e of length n. The vector e will contain t randomly-dispersed ones.</text:p>
        </text:list-item>
        <text:list-item>
          <text:p text:style-name="P101">Compute the SHA<text:span text:style-name="T168">KE</text:span>-<text:span text:style-name="T168">256</text:span> digest of e || m, where m is the <text:span text:style-name="T158">original</text:span> message. The generated key stream, <text:span text:style-name="T159">k</text:span><text:span text:style-name="T7">1</text:span>, will contain 1488 bits of which the first 1487 will be consumed in the following computation.</text:p>
        </text:list-item>
        <text:list-item>
          <text:p text:style-name="P101">Compute c<text:span text:style-name="T1">1</text:span> = <text:span text:style-name="T160">k</text:span><text:span text:style-name="T8">1</text:span> <text:span text:style-name="T154">*</text:span><text:span text:style-name="T156"> </text:span><text:span text:style-name="T155">Ĝ</text:span> + e.</text:p>
        </text:list-item>
        <text:list-item>
          <text:p text:style-name="P101">Compute the SHA<text:span text:style-name="T169">KE</text:span>-<text:span text:style-name="T169">256</text:span> digest of e. The generated key stream, <text:span text:style-name="T161">k</text:span><text:span text:style-name="T9">2</text:span>, will contain 1488 bits of which the first 1487 will be consumed in the following <text:span text:style-name="T153">computation</text:span>.</text:p>
        </text:list-item>
        <text:list-item>
          <text:p text:style-name="P101">Compute c<text:span text:style-name="T1">2</text:span> = <text:span text:style-name="T162">k</text:span><text:span text:style-name="T10">2</text:span> <text:span text:style-name="T153">xor</text:span> m.</text:p>
        </text:list-item>
        <text:list-item>
          <text:p text:style-name="P101">Transfer c<text:span text:style-name="T1">1</text:span> <text:span text:style-name="T169">and </text:span>c<text:span text:style-name="T1">2</text:span>.</text:p>
        </text:list-item>
      </text:list>
      <text:p text:style-name="P60"/>
      <text:h text:style-name="P131" text:outline-level="3"><text:bookmark-start text:name="__RefHeading__299_1157459078"/>Multiple Devices<text:bookmark-end text:name="__RefHeading__299_1157459078"/></text:h>
      <text:p text:style-name="P26">Spot-On allows identical representations of individual nodes across multiple devices. For example, one may configure a node on one device and copy the configuration to another device.</text:p>
      <text:p text:style-name="P26"/>
      <text:h text:style-name="P118" text:outline-level="3"><text:bookmark-start text:name="__RefHeading___Toc1195_307987230"/>Non-Volatile Congestion Control <text:span text:style-name="T91">Memory</text:span><text:bookmark-end text:name="__RefHeading___Toc1195_307987230"/></text:h>
      <text:p text:style-name="P22">Limited-memory devices may benefit from non-volatile congestion-control storage. Spot-On provides a mode where message digests are <text:span text:style-name="T141">temporarily </text:span>stored <text:span text:style-name="T141">i</text:span>n <text:span text:style-name="T141">a </text:span>local <text:span text:style-name="T141">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2"/>
      <text:h text:style-name="P132" text:outline-level="3"><text:bookmark-start text:name="__RefHeading___Toc1209_1984784944"/>NTL<text:bookmark-end text:name="__RefHeading___Toc1209_1984784944"/></text:h>
      <text:p text:style-name="P23">The NTL library is required if the McEliece cryptographic system is desired. A modified form of the library’<text:span text:style-name="T92">s source</text:span> is included <text:span text:style-name="T92">in the source repository</text:span>. The modifications <text:span text:style-name="T93">include the </text:span>remov<text:span text:style-name="T93">al</text:span> <text:span text:style-name="T93">of </text:span>GMP support and <text:span text:style-name="T93">the </text:span>resol<text:span text:style-name="T93">ution of</text:span> some compiler warnings. On OS X, Homebrew should be used to install the library and its dependencies. Generally, brew install ntl. On Unix-like and Windows systems, a <text:span text:style-name="T123">shared</text:span> form of the library is prepared during the compilation of Spot-On. <text:span text:style-name="T92">The initial preparation process may require a significant time to complete. NTL source is available at </text:span><text:a xlink:type="simple" xlink:href="http://www.shoup.net/ntl" text:style-name="Internet_20_link" text:visited-style-name="Visited_20_Internet_20_Link"><text:span text:style-name="T92">http://www.shoup.net/ntl</text:span></text:a><text:span text:style-name="T92">. Please configure the NTL library with exceptions enabled (DoConfig). Please read the Documentation/MCELIECE document for additional information.</text:span></text:p>
      <text:p text:style-name="P23"/>
      <text:h text:style-name="P133" text:outline-level="3"><text:bookmark-start text:name="__RefHeading___Toc1036_18893826"/>Pass-through <text:span text:style-name="T64">Devices</text:span><text:bookmark-end text:name="__RefHeading___Toc1036_18893826"/></text:h>
      <text:p text:style-name="P46">Spot-On supports pass-through connections. Pass-through connections allow <text:span text:style-name="T66">data travel without alterations.</text:span> <text:span text:style-name="T65">Please note that accounts are supported for such connections. All other data interactions, including capabilities announcements, cannot be supported.</text:span></text:p>
      <text:p text:style-name="P46"/>
      <text:h text:style-name="P118" text:outline-level="3"><text:bookmark-start text:name="__RefHeading__253_527466761"/>Poptastic<text:bookmark-end text:name="__RefHeading__253_527466761"/></text:h>
      <text:p text:style-name="P2">Version 0.17 of Spot-On introduced Poptastic. The new <text:span text:style-name="T83">mechanism </text:span>allows participants to communicate via the IMAP, POP3, and SMTP protocols. <text:span text:style-name="T84">Poptastic</text:span> provides a medium for near real-time conversations as well as traditional e-mail. Please note that <text:span text:style-name="T85">Poptastic</text:span> does not support the two-way calling mechanism.</text:p>
      <text:p text:style-name="P50"/>
      <text:h text:style-name="P118"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text:span text:style-name="T145">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6">Non-McEliece and </text:span>Non-NTRU private keys are evaluated for correctness via the gcry_pk_testkey() function. Public keys must also meet some basic criteria such as including the public-key identifier.</text:p>
      <text:p text:style-name="P12"/>
      <text:h text:style-name="P134" text:outline-level="3"><text:bookmark-start text:name="__RefHeading___Toc1516_1997043320"/>Public Key Sharing<text:bookmark-end text:name="__RefHeading___Toc1516_1997043320"/></text:h>
      <text:p text:style-name="P52">In addition to <text:span text:style-name="T150">the </text:span>Echo Public Key Sharing, Spot-On offers a multitude of key-sharing methods. <text:span text:style-name="T148">Keys may be shared via network connections. Keys may be exported to a system’s clipboard buffer and imported via the user interface, that is, copy-and-paste. Keys may also be exported and imported via text files.</text:span></text:p>
      <text:p text:style-name="P53">Public key pairs are validated whenever they are imported via the kernel and the user interface. As some cryptographic algorithms lack signature properties, keys inserted via network connections are temporarily accepted. Key-acceptance is optional. <text:span text:style-name="T151">The Echo Public Key Sharing algorithm offers its own permissions.</text:span></text:p>
      <text:p text:style-name="P54">Spot-On also includes a mechanism for exporting a specific key-pair using a specific participant’s credentials, a so-called Repleo. A repleo is a public-key bundle which contains authentically-encrypted data. Only a designated participant will be able to process a repleo.</text:p>
      <text:p text:style-name="P51"/>
      <text:h text:style-name="P135" text:outline-level="3"><text:bookmark-start text:name="__RefHeading___Toc1373_1503577792"/>Secure Memory<text:bookmark-end text:name="__RefHeading___Toc1373_1503577792"/></text:h>
      <text:p text:style-name="P66">Spot-On supports secure memory through libgcrypt. Both the kernel and <text:span text:style-name="T135">the </text:span>user interface processes may be configured to use secure memory. If secure memory is not necessary, simply set the appropriate setting to zero. Please note that operating systems <text:span text:style-name="T140">may </text:span>impose restrictions on the amount of memory that may be reserved. <text:span text:style-name="T164">Please also note that Spot-On cannot guarantee the permanence of locked memory. Also, logical regions exist where private data are placed into QByteArray objects.</text:span></text:p>
      <text:p text:style-name="P66"/>
      <text:h text:style-name="P122" text:outline-level="3"><text:bookmark-start text:name="__RefHeading___Toc631_61244466"/>Sessions<text:bookmark-end text:name="__RefHeading___Toc631_61244466"/></text:h>
      <text:p text:style-name="P10">Excluding <text:span text:style-name="T27">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 <text:span text:style-name="T163">Shared cryptographic data is maintained in authentically-encrypted containers.</text:span></text:p>
      <text:p text:style-name="P10"/>
      <text:h text:style-name="P123" text:outline-level="3"><text:bookmark-start text:name="__RefHeading__330_678579420"/>Socialist Millionaire Protocol<text:bookmark-end text:name="__RefHeading__330_678579420"/></text:h>
      <text:p text:style-name="P3">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uses the SHA-512 of the secrets as the x and y components. <text:span text:style-name="T170">SHA-512 is also used during proof assembly and validation.</text:span></text:p>
      <text:p text:style-name="P3">Assuming that Alice begins the exchange:</text:p>
      <text:list xml:id="list7824050577425658000" text:style-name="L13">
        <text:list-item>
          <text:p text:style-name="P117">Alice: </text:p>
          <text:list>
            <text:list-item>
              <text:p text:style-name="P117">Picks random exponents a<text:span text:style-name="T15">2</text:span> and a<text:span text:style-name="T15">3</text:span> </text:p>
            </text:list-item>
            <text:list-item>
              <text:p text:style-name="P117">Sends Bob g<text:span text:style-name="T15">2a</text:span> = g<text:span text:style-name="T15">1</text:span><text:span text:style-name="T16">a</text:span><text:span text:style-name="T15">2</text:span> and g<text:span text:style-name="T15">3a</text:span> = g<text:span text:style-name="T15">1</text:span><text:span text:style-name="T16">a</text:span><text:span text:style-name="T15">3</text:span> </text:p>
            </text:list-item>
          </text:list>
        </text:list-item>
        <text:list-item>
          <text:p text:style-name="P117">Bob: </text:p>
          <text:list>
            <text:list-item>
              <text:p text:style-name="P117">Picks random exponents b<text:span text:style-name="T15">2</text:span> and b<text:span text:style-name="T15">3</text:span> </text:p>
            </text:list-item>
            <text:list-item>
              <text:p text:style-name="P117">Computes g<text:span text:style-name="T15">2b</text:span> = g<text:span text:style-name="T15">1</text:span><text:span text:style-name="T16">b</text:span><text:span text:style-name="T15">2</text:span> and g<text:span text:style-name="T15">3b</text:span> = g<text:span text:style-name="T15">1</text:span><text:span text:style-name="T16">b</text:span><text:span text:style-name="T15">3</text:span> </text:p>
            </text:list-item>
            <text:list-item>
              <text:p text:style-name="P117">Computes g<text:span text:style-name="T15">2</text:span> = g<text:span text:style-name="T15">2a</text:span><text:span text:style-name="T16">b</text:span><text:span text:style-name="T15">2</text:span> and g<text:span text:style-name="T15">3</text:span> = g<text:span text:style-name="T15">3a</text:span><text:span text:style-name="T16">b</text:span><text:span text:style-name="T15">3</text:span> </text:p>
            </text:list-item>
            <text:list-item>
              <text:p text:style-name="P117">Picks random exponent r </text:p>
            </text:list-item>
            <text:list-item>
              <text:p text:style-name="P117">Computes P<text:span text:style-name="T15">b</text:span> = g<text:span text:style-name="T15">3</text:span><text:span text:style-name="T16">r</text:span> and Q<text:span text:style-name="T15">b</text:span> = g<text:span text:style-name="T15">1</text:span><text:span text:style-name="T16">r</text:span> g<text:span text:style-name="T15">2</text:span><text:span text:style-name="T16">y</text:span> </text:p>
            </text:list-item>
            <text:list-item>
              <text:p text:style-name="P117">Sends Alice g<text:span text:style-name="T15">2b</text:span>, g<text:span text:style-name="T15">3b</text:span>, P<text:span text:style-name="T15">b</text:span> and Q<text:span text:style-name="T15">b</text:span> </text:p>
            </text:list-item>
          </text:list>
        </text:list-item>
        <text:list-item>
          <text:p text:style-name="P117">Alice: </text:p>
          <text:list>
            <text:list-item>
              <text:p text:style-name="P117">Computes g<text:span text:style-name="T15">2</text:span> = g<text:span text:style-name="T15">2b</text:span><text:span text:style-name="T16">a</text:span><text:span text:style-name="T15">2</text:span> and g<text:span text:style-name="T15">3</text:span> = g<text:span text:style-name="T15">3b</text:span><text:span text:style-name="T16">a</text:span><text:span text:style-name="T15">3</text:span> </text:p>
            </text:list-item>
            <text:list-item>
              <text:p text:style-name="P117">Picks random exponent s </text:p>
            </text:list-item>
            <text:list-item>
              <text:p text:style-name="P117">Computes P<text:span text:style-name="T15">a</text:span> = g<text:span text:style-name="T15">3</text:span><text:span text:style-name="T16">s</text:span> and Q<text:span text:style-name="T15">a</text:span> = g<text:span text:style-name="T15">1</text:span><text:span text:style-name="T16">s</text:span> g<text:span text:style-name="T15">2</text:span><text:span text:style-name="T16">x</text:span> </text:p>
            </text:list-item>
            <text:list-item>
              <text:p text:style-name="P117">Computes R<text:span text:style-name="T15">a</text:span> = (Q<text:span text:style-name="T15">a</text:span> / Q<text:span text:style-name="T15">b</text:span>) <text:span text:style-name="T16">a</text:span><text:span text:style-name="T15">3</text:span> </text:p>
            </text:list-item>
            <text:list-item>
              <text:p text:style-name="P117">Sends Bob P<text:span text:style-name="T15">a</text:span>, Q<text:span text:style-name="T15">a</text:span> and R<text:span text:style-name="T15">a</text:span> </text:p>
            </text:list-item>
          </text:list>
        </text:list-item>
        <text:list-item>
          <text:p text:style-name="P117">Bob: </text:p>
          <text:list>
            <text:list-item>
              <text:p text:style-name="P117">Computes R<text:span text:style-name="T15">b</text:span> = (Q<text:span text:style-name="T15">a</text:span> / Q<text:span text:style-name="T15">b</text:span>) <text:span text:style-name="T16">b</text:span><text:span text:style-name="T15">3</text:span> </text:p>
            </text:list-item>
            <text:list-item>
              <text:p text:style-name="P117">Computes R<text:span text:style-name="T15">ab</text:span> = R<text:span text:style-name="T15">a</text:span><text:span text:style-name="T16">b</text:span><text:span text:style-name="T15">3</text:span> </text:p>
            </text:list-item>
            <text:list-item>
              <text:p text:style-name="P117">Checks whether R<text:span text:style-name="T15">ab</text:span> == (P<text:span text:style-name="T15">a</text:span> / P<text:span text:style-name="T15">b</text:span>) </text:p>
            </text:list-item>
            <text:list-item>
              <text:p text:style-name="P117">Sends Alice R<text:span text:style-name="T15">b</text:span> </text:p>
            </text:list-item>
          </text:list>
        </text:list-item>
        <text:list-item>
          <text:p text:style-name="P117">Alice: </text:p>
          <text:list>
            <text:list-item>
              <text:p text:style-name="P117">Computes R<text:span text:style-name="T15">ab</text:span> = R<text:span text:style-name="T15">b</text:span><text:span text:style-name="T16">a</text:span><text:span text:style-name="T15">3</text:span> </text:p>
            </text:list-item>
            <text:list-item>
              <text:p text:style-name="P117">Checks whether R<text:span text:style-name="T15">ab</text:span> == (P<text:span text:style-name="T15">a</text:span> / P<text:span text:style-name="T15">b</text:span>) </text:p>
            </text:list-item>
          </text:list>
        </text:list-item>
        <text:list-item>
          <text:p text:style-name="P107">If everything is done correctly, then R<text:span text:style-name="T15">ab</text:span> should hold the value of (P<text:span text:style-name="T15">a</text:span> / P<text:span text:style-name="T15">b</text:span>) times (g<text:span text:style-name="T15">2</text:span><text:span text:style-name="T16">a</text:span><text:span text:style-name="T15">3</text:span><text:span text:style-name="T16">b</text:span><text:span text:style-name="T15">3</text:span>)<text:span text:style-name="T16">(x - y)</text:span>, which means that the test at the end of the protocol will only succeed if x == y. Further, since g<text:span text:style-name="T15">2</text:span><text:span text:style-name="T16">a</text:span><text:span text:style-name="T15">3</text:span><text:span text:style-name="T16">b</text:span><text:span text:style-name="T15">3</text:span> is a random number not known to any party, if x is not equal to y, no other information is revealed.</text:p>
        </text:list-item>
      </text:list>
      <text:p text:style-name="Text_20_body"/>
      <text:h text:style-name="P136" text:outline-level="3"><text:bookmark-start text:name="__RefHeading___Toc1097_1460767439"/>Sources of Entropy<text:bookmark-end text:name="__RefHeading___Toc1097_1460767439"/></text:h>
      <text:p text:style-name="P65">Spot-On nodes may be configured as sources of entropy. Private peers <text:span text:style-name="T76">must</text:span> export one or more <text:span text:style-name="T75">connection points and enable t</text:span>he <text:span text:style-name="T88">randomness-source</text:span> mechanism<text:span text:style-name="T75">s</text:span>. Remote peers <text:span text:style-name="T76">should then connect to the private peers via Half-Echo agreements. Be careful of malicious entropy!</text:span></text:p>
      <text:p text:style-name="P65"/>
      <text:h text:style-name="P118"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1459671395063392702" text:style-name="L14">
        <text:list-item>
          <text:p text:style-name="P86">A peer generates 128-bit AES and 256-bit SHA-512 keys via the system's cryptographic random number generator.</text:p>
        </text:list-item>
        <text:list-item>
          <text:p text:style-name="P86">Using the destination's public key, the peer encapsulates the two keys via the hybrid cryptographic system.</text:p>
        </text:list-item>
        <text:list-item>
          <text:p text:style-name="P86">The destination peer receives the data, records it, and generates separate keys as in step 1.</text:p>
        </text:list-item>
        <text:list-item>
          <text:p text:style-name="P86">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37" text:outline-level="3"><text:bookmark-start text:name="__RefHeading___Toc842_866388615"/>Verifying Ownership of Public Keys<text:bookmark-end text:name="__RefHeading___Toc842_866388615"/></text:h>
      <text:p text:style-name="P47">A shared public key bundle includes the encryption public key, a signature of the encryption public key, the signature public key, and a signature of the signature public key. <text:span text:style-name="T60">Ownership of McEliece and NTRU encryption keys is not verified. </text:span>Signatures are generated as follows:</text:p>
      <text:list xml:id="list7255300984060046109" text:style-name="L15">
        <text:list-item>
          <text:p text:style-name="P108">The encryption or signature public key is gathered <text:span text:style-name="T57">and stored in </text:span><text:span text:style-name="T39">data_t</text:span><text:span text:style-name="T47">.</text:span></text:p>
        </text:list-item>
        <text:list-item>
          <text:p text:style-name="P109">The SHA-512 digest of the <text:span text:style-name="T58">public </text:span>key is computed <text:span text:style-name="T36">and stored in </text:span><text:span text:style-name="T38">hash</text:span><text:span text:style-name="T46">.</text:span></text:p>
        </text:list-item>
        <text:list-item>
          <text:p text:style-name="P110">For DSA, Elliptic Curve DSA, and ElGamal public keys:</text:p>
          <text:list>
            <text:list-item>
              <text:p text:style-name="P110">gcry_sexp_build(&amp;data_t, 0,</text:p>
              <text:p text:style-name="P110">"(data (flags raw)(value %m))",</text:p>
              <text:p text:style-name="P110">hash_t) is computed.</text:p>
            </text:list-item>
          </text:list>
        </text:list-item>
        <text:list-item>
          <text:p text:style-name="P112">For Edward Curve DSA public keys:</text:p>
          <text:list>
            <text:list-item>
              <text:p text:style-name="P112">gcry_sexp_build(&amp;data_t, 0,</text:p>
              <text:p text:style-name="P112">"(data (flags eddsa)(hash-algo sha512)"</text:p>
              <text:p text:style-name="P112">"(value %b))",</text:p>
              <text:p text:style-name="P112">hash.length(),</text:p>
              <text:p text:style-name="P112">hash.constData()) is computed.</text:p>
            </text:list-item>
          </text:list>
        </text:list-item>
        <text:list-item>
          <text:p text:style-name="P112">For RSA public keys:</text:p>
          <text:list>
            <text:list-item>
              <text:p text:style-name="P112">gcry_sexp_build(&amp;data_t, 0,</text:p>
              <text:p text:style-name="P112">"(data (flags pss)(hash sha512 %b)"</text:p>
              <text:p text:style-name="P112">"(random-override %b))",</text:p>
              <text:p text:style-name="P112">hash.length(),</text:p>
              <text:p text:style-name="P112">hash.constData(),</text:p>
              <text:p text:style-name="P112">random.length(),</text:p>
              <text:p text:style-name="P112">random.constData()) is computed, <text:span text:style-name="T56">where the </text:span>variable <text:span text:style-name="T37">random</text:span><text:span text:style-name="T45"> contains 20 bytes of random data.</text:span></text:p>
            </text:list-item>
          </text:list>
        </text:list-item>
        <text:list-item>
          <text:p text:style-name="P114"><text:span text:style-name="T45">Finally, gcry_pk_sign(&amp;signature_t, data_t, key_t) is computed. </text:span><text:span text:style-name="T54">The contents of</text:span><text:span text:style-name="T51"> </text:span><text:span text:style-name="T42">signature_t</text:span><text:span text:style-name="T51"> are extracted via gcry_sexp_sprint() and stored in a byte array. </text:span><text:span text:style-name="T55">The variable </text:span><text:span text:style-name="T44">key_t</text:span><text:span text:style-name="T55"> contains either the public encryption key or the public signature key.</text:span></text:p>
        </text:list-item>
      </text:list>
      <text:p text:style-name="P27">Signatures are verified as follows:</text:p>
      <text:list xml:id="list3722048329978832566" text:style-name="L16">
        <text:list-item>
          <text:p text:style-name="P115"><text:span text:style-name="T45">The SHA-512 </text:span><text:span text:style-name="T50">digest </text:span><text:span text:style-name="T45">of the provided public key is computed </text:span><text:span text:style-name="T50">and stored in </text:span><text:span text:style-name="T41">hash</text:span><text:span text:style-name="T50">.</text:span></text:p>
        </text:list-item>
        <text:list-item>
          <text:p text:style-name="P111">For DSA, Elliptic Curve DSA, and ElGamal public keys:</text:p>
          <text:list>
            <text:list-item>
              <text:p text:style-name="P111">gcry_sexp_build(&amp;data_t, 0,</text:p>
              <text:p text:style-name="P111">"(data (flags raw)(value %m))",</text:p>
              <text:p text:style-name="P113"><text:soft-page-break/><text:span text:style-name="T45">hash_t) is computed. </text:span><text:span text:style-name="T52">The contents of </text:span><text:span text:style-name="T43">hash_t</text:span><text:span text:style-name="T52"> are populated via gcry_mpi_scan().</text:span></text:p>
            </text:list-item>
          </text:list>
        </text:list-item>
        <text:list-item>
          <text:p text:style-name="P113">For Edward Curve DSA public keys:</text:p>
          <text:list>
            <text:list-item>
              <text:p text:style-name="P113">gcry_sexp_build(&amp;data_t, 0,</text:p>
              <text:p text:style-name="P113">"(data (flags eddsa)(hash-algo sha512)"</text:p>
              <text:p text:style-name="P113">"(value %b))",</text:p>
              <text:p text:style-name="P113">hash.length(),</text:p>
              <text:p text:style-name="P113">hash.constData()) is computed.</text:p>
            </text:list-item>
          </text:list>
        </text:list-item>
        <text:list-item>
          <text:p text:style-name="P113">For RSA public keys:</text:p>
          <text:list>
            <text:list-item>
              <text:p text:style-name="P113">gcry_sexp_build(&amp;data_t, 0,</text:p>
              <text:p text:style-name="P113">"(data (flags pss)(hash sha512 %b)"</text:p>
              <text:p text:style-name="P113">"(random-override %b))",</text:p>
              <text:p text:style-name="P113">hash.length(),</text:p>
              <text:p text:style-name="P113">hash.constData(),</text:p>
              <text:p text:style-name="P113">random.length(),</text:p>
              <text:p text:style-name="P113"><text:span text:style-name="T48">random.constData()) is computed, </text:span><text:span text:style-name="T49">where the </text:span><text:span text:style-name="T48">variable </text:span><text:span text:style-name="T40">random</text:span><text:span text:style-name="T48"> contains 20 bytes of random data.</text:span></text:p>
            </text:list-item>
          </text:list>
        </text:list-item>
        <text:list-item>
          <text:p text:style-name="P116"><text:span text:style-name="T48">F</text:span><text:span text:style-name="T45">inally, gcry_pk_verify(signature_t, data_t, key_t) is computed. If gcry_pk_verify() </text:span><text:span text:style-name="T53">returns zero</text:span><text:span text:style-name="T45">, the signature is considered valid. The contents of </text:span><text:span text:style-name="T37">signature_t</text:span><text:span text:style-name="T45"> are populated via gcry_sexp_new() using the provided signature array.</text:span></text:p>
        </text:list-item>
      </text:list>
      <text:p text:style-name="P47"/>
      <text:h text:style-name="P138" text:outline-level="3"><text:bookmark-start text:name="__RefHeading___Toc839_866388615"/><text:span text:style-name="T34">Wide</text:span> Lanes<text:bookmark-end text:name="__RefHeading___Toc839_866388615"/></text:h>
      <text:p text:style-name="P37">One of the <text:span text:style-name="T32">many obligations</text:span> of <text:span text:style-name="T33">a</text:span> Spot-On-<text:span text:style-name="T33">Kernel process</text:span> is to receive, process, and forward data to one or <text:span text:style-name="T32">more</text:span> nodes. The mechanism that performs this task is similar to both a network hub and a network switch. <text:span text:style-name="T34">Wide</text:span> Lanes allow node operators to assign <text:span text:style-name="T32">listener </text:span>lane widths. <text:span text:style-name="T32">Let's consider a basic example, </text:span>a listener having a lane width of <text:span text:style-name="T35">20</text:span>,<text:span text:style-name="T34">0</text:span>00 bytes. The kernel, if necessary, will forward <text:span text:style-name="T31">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37"/>
      <text:h text:style-name="P139" text:outline-level="3"><text:bookmark-start text:name="__RefHeading___Toc748_390620771"/>References<text:bookmark-end text:name="__RefHeading___Toc748_390620771"/></text:h>
      <text:p text:style-name="P21"><text:a xlink:type="simple" xlink:href="http://world.std.com/~dtd/sign_encrypt/sign_encrypt7.html" text:style-name="Internet_20_link" text:visited-style-name="Visited_20_Internet_20_Link">http://world.std.com/~dtd/sign_encrypt/sign_encrypt7.html</text:a></text:p>
      <text:p text:style-name="P14"><text:a xlink:type="simple" xlink:href="https://en.wikipedia.org/wiki/Authenticated_encryption" text:style-name="Internet_20_link" text:visited-style-name="Visited_20_Internet_20_Link">https://en.wikipedia.org/wiki/Authenticated_encryption</text:a></text:p>
      <text:p text:style-name="P14"><text:a xlink:type="simple" xlink:href="https://en.wikipedia.org/wiki/Block_cipher_mode_of_operation" text:style-name="Internet_20_link" text:visited-style-name="Visited_20_Internet_20_Link">https://en.wikipedia.org/wiki/Block_cipher_mode_of_operation</text:a></text:p>
      <text:p text:style-name="P17"><text:a xlink:type="simple" xlink:href="https://en.wikipedia.org/wiki/Ciphertext_stealing" text:style-name="Internet_20_link" text:visited-style-name="Visited_20_Internet_20_Link">https://en.wikipedia.org/wiki/Ciphertext_stealing</text:a></text:p>
      <text:p text:style-name="P15"><text:a xlink:type="simple" xlink:href="https://en.wikipedia.org/wiki/Hybrid_cryptosystem" text:style-name="Internet_20_link" text:visited-style-name="Visited_20_Internet_20_Link">https://en.wikipedia.org/wiki/Hybrid_cryptosystem</text:a></text:p>
      <text:p text:style-name="P19"><text:a xlink:type="simple" xlink:href="https://en.wikipedia.org/wiki/NTRU" text:style-name="Internet_20_link" text:visited-style-name="Visited_20_Internet_20_Link">https://en.wikipedia.org/wiki/NTRU</text:a></text:p>
      <text:p text:style-name="P16"><text:a xlink:type="simple" xlink:href="https://en.wikipedia.org/wiki/Optimal_asymmetric_encryption_padding" text:style-name="Internet_20_link" text:visited-style-name="Visited_20_Internet_20_Link">https://en.wikipedia.org/wiki/Optimal_asymmetric_encryption_padding</text:a></text:p>
      <text:p text:style-name="P16"><text:a xlink:type="simple" xlink:href="https://en.wikipedia.org/wiki/PKCS_1" text:style-name="Internet_20_link" text:visited-style-name="Visited_20_Internet_20_Link">https://en.wikipedia.org/wiki/PKCS_1</text:a></text:p>
      <text:p text:style-name="P18"><text:a xlink:type="simple" xlink:href="https://en.wikipedia.org/wiki/Padding_%28cryptography%29" text:style-name="Internet_20_link" text:visited-style-name="Visited_20_Internet_20_Link">https://en.wikipedia.org/wiki/Padding_%28cryptography%29</text:a></text:p>
      <text:p text:style-name="P69"><text:a xlink:type="simple" xlink:href="https://en.wikipedia.org/wiki/Stream_Control_Transmission_Protocol" text:style-name="Internet_20_link" text:visited-style-name="Visited_20_Internet_20_Link">https://en.wikipedia.org/wiki/Stream_Control_Transmission_Protocol</text:a></text:p>
      <text:p text:style-name="P70"><text:a xlink:type="simple" xlink:href="https://en.wikipedia.org/wiki/Time-based_One-time_Password_Algorithm" text:style-name="Internet_20_link" text:visited-style-name="Visited_20_Internet_20_Link">https://en.wikipedia.org/wiki/Time-based_One-time_Password_Algorithm</text:a></text:p>
      <text:p text:style-name="P57"><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56"><text:a xlink:type="simple" xlink:href="https://eprints.qut.edu.au/35665/1/c35665.pdf" text:style-name="Internet_20_link" text:visited-style-name="Visited_20_Internet_20_Link">https://eprints.qut.edu.au/35665/1/c35665.pdf</text:a></text:p>
      <text:p text:style-name="P49"><text:a xlink:type="simple" xlink:href="https://gnupg.org/documentation/manuals/gcrypt" text:style-name="Internet_20_link" text:visited-style-name="Visited_20_Internet_20_Link">https://gnupg.org/documentation/manuals/gcrypt</text:a></text:p>
      <text:p text:style-name="P48"><text:a xlink:type="simple" xlink:href="https://otr.cypherpunks.ca/Protocol-v3-4.0.0.html" text:style-name="Internet_20_link" text:visited-style-name="Visited_20_Internet_20_Link">https://otr.cypherpunks.ca/Protocol-v3-4.0.0.html</text:a></text:p>
      <text:p text:style-name="P20"><text:a xlink:type="simple" xlink:href="https://www.cs.jhu.edu/~astubble/dss/ae.pdf" text:style-name="Internet_20_link" text:visited-style-name="Visited_20_Internet_20_Link">https://www.cs.jhu.edu/~astubble/dss/ae.pdf</text:a></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7-04-16T14:04:38.046126124</dc:date>
    <meta:editing-duration>P2DT5H47M3S</meta:editing-duration>
    <meta:editing-cycles>568</meta:editing-cycles>
    <meta:generator>LibreOffice/5.1.6.2$Linux_X86_64 LibreOffice_project/10m0$Build-2</meta:generator>
    <meta:document-statistic meta:table-count="1" meta:image-count="0" meta:object-count="0" meta:page-count="40" meta:paragraph-count="325" meta:word-count="5303" meta:character-count="36545" meta:non-whitespace-character-count="31633"/>
  </office:meta>
</office:document-meta>
</file>